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cylinder_withbutton__10_20_2021" table:style-name="ta1">
        <table:shapes>
          <draw:frame draw:z-index="0" draw:style-name="gr1" draw:text-style-name="P1" svg:width="6.2941in" svg:height="3.5453in" svg:x="7.0634in" svg:y="0.2614in">
            <draw:object draw:notify-on-update-of-ranges="rewardlist_cylinder_withbutton__10_20_2021.A2:rewardlist_cylinder_withbutton__10_20_2021.A2 rewardlist_cylinder_withbutton__10_20_2021.A3:rewardlist_cylinder_withbutton__10_20_2021.A4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41in" svg:height="3.5449in" svg:x="6.7276in" svg:y="4.1413in">
            <draw:object draw:notify-on-update-of-ranges="rewardlist_cylinder_withbutton__10_20_2021.C3:rewardlist_cylinder_withbutton__10_20_2021.C4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wardlist</text:p>
          </table:table-cell>
          <table:table-cell table:number-columns-repeated="5"/>
        </table:table-row>
        <table:table-row table:style-name="ro1">
          <table:table-cell office:value-type="float" office:value="-1.83472139339447" calcext:value-type="float">
            <text:p>-1.83472139339447</text:p>
          </table:table-cell>
          <table:table-cell/>
          <table:table-cell table:formula="of:=AVERAGE([.$A$3:.A3])" office:value-type="float" office:value="-1.83472139339447" calcext:value-type="float">
            <text:p>-1.83472139339447</text:p>
          </table:table-cell>
          <table:table-cell table:number-columns-repeated="3"/>
        </table:table-row>
        <table:table-row table:style-name="ro1">
          <table:table-cell office:value-type="float" office:value="-1.90002254095972" calcext:value-type="float">
            <text:p>-1.90002254095972</text:p>
          </table:table-cell>
          <table:table-cell/>
          <table:table-cell table:formula="of:=AVERAGE([.$A$3:.A4])" office:value-type="float" office:value="-1.86737196717709" calcext:value-type="float">
            <text:p>-1.86737196717709</text:p>
          </table:table-cell>
          <table:table-cell table:number-columns-repeated="3"/>
        </table:table-row>
        <table:table-row table:style-name="ro1">
          <table:table-cell office:value-type="float" office:value="-1.74972606270313" calcext:value-type="float">
            <text:p>-1.74972606270313</text:p>
          </table:table-cell>
          <table:table-cell/>
          <table:table-cell table:formula="of:=AVERAGE([.$A$3:.A5])" office:value-type="float" office:value="-1.82815666568577" calcext:value-type="float">
            <text:p>-1.82815666568577</text:p>
          </table:table-cell>
          <table:table-cell table:number-columns-repeated="3"/>
        </table:table-row>
        <table:table-row table:style-name="ro1">
          <table:table-cell office:value-type="float" office:value="-1.85828636056185" calcext:value-type="float">
            <text:p>-1.85828636056185</text:p>
          </table:table-cell>
          <table:table-cell/>
          <table:table-cell table:formula="of:=AVERAGE([.$A$3:.A6])" office:value-type="float" office:value="-1.83568908940479" calcext:value-type="float">
            <text:p>-1.83568908940479</text:p>
          </table:table-cell>
          <table:table-cell table:number-columns-repeated="3"/>
        </table:table-row>
        <table:table-row table:style-name="ro1">
          <table:table-cell office:value-type="float" office:value="-1.8180567235738" calcext:value-type="float">
            <text:p>-1.8180567235738</text:p>
          </table:table-cell>
          <table:table-cell/>
          <table:table-cell table:formula="of:=AVERAGE([.$A$3:.A7])" office:value-type="float" office:value="-1.83216261623859" calcext:value-type="float">
            <text:p>-1.83216261623859</text:p>
          </table:table-cell>
          <table:table-cell table:number-columns-repeated="3"/>
        </table:table-row>
        <table:table-row table:style-name="ro1">
          <table:table-cell office:value-type="float" office:value="-1.5815411414355" calcext:value-type="float">
            <text:p>-1.5815411414355</text:p>
          </table:table-cell>
          <table:table-cell/>
          <table:table-cell table:formula="of:=AVERAGE([.$A$3:.A8])" office:value-type="float" office:value="-1.79039237043808" calcext:value-type="float">
            <text:p>-1.79039237043808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74360837007165" calcext:value-type="float">
            <text:p>-1.74360837007165</text:p>
          </table:table-cell>
          <table:table-cell/>
          <table:table-cell table:formula="of:=AVERAGE([.$A$3:.A9])" office:value-type="float" office:value="-1.7837089418143" calcext:value-type="float">
            <text:p>-1.7837089418143</text:p>
          </table:table-cell>
          <table:table-cell table:number-columns-repeated="3"/>
        </table:table-row>
        <table:table-row table:style-name="ro1">
          <table:table-cell office:value-type="float" office:value="-1.86660402896702" calcext:value-type="float">
            <text:p>-1.86660402896702</text:p>
          </table:table-cell>
          <table:table-cell/>
          <table:table-cell table:formula="of:=AVERAGE([.$A$3:.A10])" office:value-type="float" office:value="-1.79407082770839" calcext:value-type="float">
            <text:p>-1.79407082770839</text:p>
          </table:table-cell>
          <table:table-cell table:number-columns-repeated="3"/>
        </table:table-row>
        <table:table-row table:style-name="ro1">
          <table:table-cell office:value-type="float" office:value="-1.84256034707129" calcext:value-type="float">
            <text:p>-1.84256034707129</text:p>
          </table:table-cell>
          <table:table-cell/>
          <table:table-cell table:formula="of:=AVERAGE([.$A$3:.A11])" office:value-type="float" office:value="-1.79945855208205" calcext:value-type="float">
            <text:p>-1.79945855208205</text:p>
          </table:table-cell>
          <table:table-cell table:number-columns-repeated="3"/>
        </table:table-row>
        <table:table-row table:style-name="ro1">
          <table:table-cell office:value-type="float" office:value="-1.84075226031542" calcext:value-type="float">
            <text:p>-1.84075226031542</text:p>
          </table:table-cell>
          <table:table-cell/>
          <table:table-cell table:formula="of:=AVERAGE([.$A$3:.A12])" office:value-type="float" office:value="-1.80358792290539" calcext:value-type="float">
            <text:p>-1.80358792290539</text:p>
          </table:table-cell>
          <table:table-cell table:number-columns-repeated="3"/>
        </table:table-row>
        <table:table-row table:style-name="ro1">
          <table:table-cell office:value-type="float" office:value="-1.84472981651425" calcext:value-type="float">
            <text:p>-1.84472981651425</text:p>
          </table:table-cell>
          <table:table-cell/>
          <table:table-cell table:formula="of:=AVERAGE([.$A$3:.A13])" office:value-type="float" office:value="-1.80732809505165" calcext:value-type="float">
            <text:p>-1.80732809505165</text:p>
          </table:table-cell>
          <table:table-cell table:number-columns-repeated="3"/>
        </table:table-row>
        <table:table-row table:style-name="ro1">
          <table:table-cell office:value-type="float" office:value="-1.84902182258367" calcext:value-type="float">
            <text:p>-1.84902182258367</text:p>
          </table:table-cell>
          <table:table-cell/>
          <table:table-cell table:formula="of:=AVERAGE([.$A$3:.A14])" office:value-type="float" office:value="-1.81080257234598" calcext:value-type="float">
            <text:p>-1.81080257234598</text:p>
          </table:table-cell>
          <table:table-cell table:number-columns-repeated="3"/>
        </table:table-row>
        <table:table-row table:style-name="ro1">
          <table:table-cell office:value-type="float" office:value="-1.71584056918621" calcext:value-type="float">
            <text:p>-1.71584056918621</text:p>
          </table:table-cell>
          <table:table-cell/>
          <table:table-cell table:formula="of:=AVERAGE([.$A$3:.A15])" office:value-type="float" office:value="-1.80349780287215" calcext:value-type="float">
            <text:p>-1.80349780287215</text:p>
          </table:table-cell>
          <table:table-cell table:number-columns-repeated="3"/>
        </table:table-row>
        <table:table-row table:style-name="ro1">
          <table:table-cell office:value-type="float" office:value="-1.74471363790035" calcext:value-type="float">
            <text:p>-1.74471363790035</text:p>
          </table:table-cell>
          <table:table-cell/>
          <table:table-cell table:formula="of:=AVERAGE([.$A$3:.A16])" office:value-type="float" office:value="-1.7992989339456" calcext:value-type="float">
            <text:p>-1.7992989339456</text:p>
          </table:table-cell>
          <table:table-cell table:number-columns-repeated="3"/>
        </table:table-row>
        <table:table-row table:style-name="ro1">
          <table:table-cell office:value-type="float" office:value="-1.60932419548631" calcext:value-type="float">
            <text:p>-1.60932419548631</text:p>
          </table:table-cell>
          <table:table-cell/>
          <table:table-cell table:formula="of:=AVERAGE([.$A$3:.A17])" office:value-type="float" office:value="-1.78663395138164" calcext:value-type="float">
            <text:p>-1.78663395138164</text:p>
          </table:table-cell>
          <table:table-cell table:number-columns-repeated="3"/>
        </table:table-row>
        <table:table-row table:style-name="ro1">
          <table:table-cell office:value-type="float" office:value="-1.54284972750843" calcext:value-type="float">
            <text:p>-1.54284972750843</text:p>
          </table:table-cell>
          <table:table-cell/>
          <table:table-cell table:formula="of:=AVERAGE([.$A$3:.A18])" office:value-type="float" office:value="-1.77139743738957" calcext:value-type="float">
            <text:p>-1.77139743738957</text:p>
          </table:table-cell>
          <table:table-cell table:number-columns-repeated="3"/>
        </table:table-row>
        <table:table-row table:style-name="ro1">
          <table:table-cell office:value-type="float" office:value="-1.82427180179953" calcext:value-type="float">
            <text:p>-1.82427180179953</text:p>
          </table:table-cell>
          <table:table-cell/>
          <table:table-cell table:formula="of:=AVERAGE([.$A$3:.A19])" office:value-type="float" office:value="-1.77450769411957" calcext:value-type="float">
            <text:p>-1.774507694119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20])" office:value-type="float" office:value="-1.56481282222403" calcext:value-type="float">
            <text:p>-1.564812822224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21])" office:value-type="float" office:value="-1.37719109473856" calcext:value-type="float">
            <text:p>-1.37719109473856</text:p>
          </table:table-cell>
          <table:table-cell table:number-columns-repeated="3"/>
        </table:table-row>
        <table:table-row table:style-name="ro1">
          <table:table-cell office:value-type="float" office:value="-1.84912507477999" calcext:value-type="float">
            <text:p>-1.84912507477999</text:p>
          </table:table-cell>
          <table:table-cell/>
          <table:table-cell table:formula="of:=AVERAGE([.$A$3:.A22])" office:value-type="float" office:value="-1.40078779374063" calcext:value-type="float">
            <text:p>-1.40078779374063</text:p>
          </table:table-cell>
          <table:table-cell table:number-columns-repeated="3"/>
        </table:table-row>
        <table:table-row table:style-name="ro1">
          <table:table-cell office:value-type="float" office:value="-1.91188011704981" calcext:value-type="float">
            <text:p>-1.91188011704981</text:p>
          </table:table-cell>
          <table:table-cell/>
          <table:table-cell table:formula="of:=AVERAGE([.$A$3:.A23])" office:value-type="float" office:value="-1.42512552342202" calcext:value-type="float">
            <text:p>-1.42512552342202</text:p>
          </table:table-cell>
          <table:table-cell table:number-columns-repeated="3"/>
        </table:table-row>
        <table:table-row table:style-name="ro1">
          <table:table-cell office:value-type="float" office:value="-1.89028867481649" calcext:value-type="float">
            <text:p>-1.89028867481649</text:p>
          </table:table-cell>
          <table:table-cell/>
          <table:table-cell table:formula="of:=AVERAGE([.$A$3:.A24])" office:value-type="float" office:value="-1.44626930303086" calcext:value-type="float">
            <text:p>-1.44626930303086</text:p>
          </table:table-cell>
          <table:table-cell table:number-columns-repeated="3"/>
        </table:table-row>
        <table:table-row table:style-name="ro1">
          <table:table-cell office:value-type="float" office:value="-1.86224045035243" calcext:value-type="float">
            <text:p>-1.86224045035243</text:p>
          </table:table-cell>
          <table:table-cell/>
          <table:table-cell table:formula="of:=AVERAGE([.$A$3:.A25])" office:value-type="float" office:value="-1.46435500508832" calcext:value-type="float">
            <text:p>-1.46435500508832</text:p>
          </table:table-cell>
          <table:table-cell table:number-columns-repeated="3"/>
        </table:table-row>
        <table:table-row table:style-name="ro1">
          <table:table-cell office:value-type="float" office:value="-1.60377204329371" calcext:value-type="float">
            <text:p>-1.60377204329371</text:p>
          </table:table-cell>
          <table:table-cell/>
          <table:table-cell table:formula="of:=AVERAGE([.$A$3:.A26])" office:value-type="float" office:value="-1.47016404834688" calcext:value-type="float">
            <text:p>-1.47016404834688</text:p>
          </table:table-cell>
          <table:table-cell table:number-columns-repeated="3"/>
        </table:table-row>
        <table:table-row table:style-name="ro1">
          <table:table-cell office:value-type="float" office:value="-1.83052442627847" calcext:value-type="float">
            <text:p>-1.83052442627847</text:p>
          </table:table-cell>
          <table:table-cell/>
          <table:table-cell table:formula="of:=AVERAGE([.$A$3:.A27])" office:value-type="float" office:value="-1.48457846346414" calcext:value-type="float">
            <text:p>-1.48457846346414</text:p>
          </table:table-cell>
          <table:table-cell table:number-columns-repeated="3"/>
        </table:table-row>
        <table:table-row table:style-name="ro1">
          <table:table-cell office:value-type="float" office:value="-1.66160735307336" calcext:value-type="float">
            <text:p>-1.66160735307336</text:p>
          </table:table-cell>
          <table:table-cell/>
          <table:table-cell table:formula="of:=AVERAGE([.$A$3:.A28])" office:value-type="float" office:value="-1.49138726691065" calcext:value-type="float">
            <text:p>-1.491387266910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29])" office:value-type="float" office:value="-1.36207662739544" calcext:value-type="float">
            <text:p>-1.36207662739544</text:p>
          </table:table-cell>
          <table:table-cell table:number-columns-repeated="3"/>
        </table:table-row>
        <table:table-row table:style-name="ro1">
          <table:table-cell office:value-type="float" office:value="-1.50634303618967" calcext:value-type="float">
            <text:p>-1.50634303618967</text:p>
          </table:table-cell>
          <table:table-cell/>
          <table:table-cell table:formula="of:=AVERAGE([.$A$3:.A30])" office:value-type="float" office:value="-1.36722899913809" calcext:value-type="float">
            <text:p>-1.367228999138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1])" office:value-type="float" office:value="-1.25111765434023" calcext:value-type="float">
            <text:p>-1.25111765434023</text:p>
          </table:table-cell>
          <table:table-cell table:number-columns-repeated="3"/>
        </table:table-row>
        <table:table-row table:style-name="ro1">
          <table:table-cell office:value-type="float" office:value="-1.51210521273613" calcext:value-type="float">
            <text:p>-1.51210521273613</text:p>
          </table:table-cell>
          <table:table-cell/>
          <table:table-cell table:formula="of:=AVERAGE([.$A$3:.A32])" office:value-type="float" office:value="-1.25981723962009" calcext:value-type="float">
            <text:p>-1.25981723962009</text:p>
          </table:table-cell>
          <table:table-cell table:number-columns-repeated="3"/>
        </table:table-row>
        <table:table-row table:style-name="ro1">
          <table:table-cell office:value-type="float" office:value="-1.58527582030892" calcext:value-type="float">
            <text:p>-1.58527582030892</text:p>
          </table:table-cell>
          <table:table-cell/>
          <table:table-cell table:formula="of:=AVERAGE([.$A$3:.A33])" office:value-type="float" office:value="-1.27031590351328" calcext:value-type="float">
            <text:p>-1.270315903513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4])" office:value-type="float" office:value="-1.16811853152849" calcext:value-type="float">
            <text:p>-1.168118531528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5])" office:value-type="float" office:value="-1.07211493966399" calcext:value-type="float">
            <text:p>-1.072114939663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6])" office:value-type="float" office:value="-0.981758617909165" calcext:value-type="float">
            <text:p>-0.981758617909165</text:p>
          </table:table-cell>
          <table:table-cell table:number-columns-repeated="3"/>
        </table:table-row>
        <table:table-row table:style-name="ro1">
          <table:table-cell office:value-type="float" office:value="-1.85677981715202" calcext:value-type="float">
            <text:p>-1.85677981715202</text:p>
          </table:table-cell>
          <table:table-cell/>
          <table:table-cell table:formula="of:=AVERAGE([.$A$3:.A37])" office:value-type="float" office:value="-1.00675922360182" calcext:value-type="float">
            <text:p>-1.00675922360182</text:p>
          </table:table-cell>
          <table:table-cell table:number-columns-repeated="3"/>
        </table:table-row>
        <table:table-row table:style-name="ro1">
          <table:table-cell office:value-type="float" office:value="-1.72829653868675" calcext:value-type="float">
            <text:p>-1.72829653868675</text:p>
          </table:table-cell>
          <table:table-cell/>
          <table:table-cell table:formula="of:=AVERAGE([.$A$3:.A38])" office:value-type="float" office:value="-1.02680192679862" calcext:value-type="float">
            <text:p>-1.026801926798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9])" office:value-type="float" office:value="-0.944996469317578" calcext:value-type="float">
            <text:p>-0.9449964693175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0])" office:value-type="float" office:value="-0.867496562230274" calcext:value-type="float">
            <text:p>-0.8674965622302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1])" office:value-type="float" office:value="-0.793971009352574" calcext:value-type="float">
            <text:p>-0.7939710093525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2])" office:value-type="float" office:value="-0.72412173411876" calcext:value-type="float">
            <text:p>-0.724121734118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3])" office:value-type="float" office:value="-0.657679740603668" calcext:value-type="float">
            <text:p>-0.657679740603668</text:p>
          </table:table-cell>
          <table:table-cell table:number-columns-repeated="3"/>
        </table:table-row>
        <table:table-row table:style-name="ro1">
          <table:table-cell office:value-type="float" office:value="-1.65905420785546" calcext:value-type="float">
            <text:p>-1.65905420785546</text:p>
          </table:table-cell>
          <table:table-cell/>
          <table:table-cell table:formula="of:=AVERAGE([.$A$3:.A44])" office:value-type="float" office:value="-0.681521989823949" calcext:value-type="float">
            <text:p>-0.6815219898239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5])" office:value-type="float" office:value="-0.619161013316415" calcext:value-type="float">
            <text:p>-0.619161013316415</text:p>
          </table:table-cell>
          <table:table-cell table:number-columns-repeated="3"/>
        </table:table-row>
        <table:table-row table:style-name="ro1">
          <table:table-cell office:value-type="float" office:value="-1.55443391994238" calcext:value-type="float">
            <text:p>-1.55443391994238</text:p>
          </table:table-cell>
          <table:table-cell/>
          <table:table-cell table:formula="of:=AVERAGE([.$A$3:.A46])" office:value-type="float" office:value="-0.640417215739733" calcext:value-type="float">
            <text:p>-0.640417215739733</text:p>
          </table:table-cell>
          <table:table-cell table:number-columns-repeated="3"/>
        </table:table-row>
        <table:table-row table:style-name="ro1">
          <table:table-cell office:value-type="float" office:value="-1.60423198489547" calcext:value-type="float">
            <text:p>-1.60423198489547</text:p>
          </table:table-cell>
          <table:table-cell/>
          <table:table-cell table:formula="of:=AVERAGE([.$A$3:.A47])" office:value-type="float" office:value="-0.661835321720971" calcext:value-type="float">
            <text:p>-0.6618353217209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8])" office:value-type="float" office:value="-0.603969336466167" calcext:value-type="float">
            <text:p>-0.603969336466167</text:p>
          </table:table-cell>
          <table:table-cell table:number-columns-repeated="3"/>
        </table:table-row>
        <table:table-row table:style-name="ro1">
          <table:table-cell office:value-type="float" office:value="-1.4863813360095" calcext:value-type="float">
            <text:p>-1.4863813360095</text:p>
          </table:table-cell>
          <table:table-cell/>
          <table:table-cell table:formula="of:=AVERAGE([.$A$3:.A49])" office:value-type="float" office:value="-0.622744059860706" calcext:value-type="float">
            <text:p>-0.6227440598607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4:.A50])" office:value-type="float" office:value="-0.541154242979973" calcext:value-type="float">
            <text:p>-0.5411542429799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5:.A51])" office:value-type="float" office:value="-0.45817503998083" calcext:value-type="float">
            <text:p>-0.45817503998083</text:p>
          </table:table-cell>
          <table:table-cell table:number-columns-repeated="3"/>
        </table:table-row>
        <table:table-row table:style-name="ro1">
          <table:table-cell office:value-type="float" office:value="-1.77901331352293" calcext:value-type="float">
            <text:p>-1.77901331352293</text:p>
          </table:table-cell>
          <table:table-cell/>
          <table:table-cell table:formula="of:=AVERAGE([.$A6:.A52])" office:value-type="float" office:value="-0.458798172976996" calcext:value-type="float">
            <text:p>-0.4587981729769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7:.A53])" office:value-type="float" office:value="-0.376706973816106" calcext:value-type="float">
            <text:p>-0.376706973816106</text:p>
          </table:table-cell>
          <table:table-cell table:number-columns-repeated="3"/>
        </table:table-row>
        <table:table-row table:style-name="ro1">
          <table:table-cell office:value-type="float" office:value="-1.4706142563045" calcext:value-type="float">
            <text:p>-1.4706142563045</text:p>
          </table:table-cell>
          <table:table-cell/>
          <table:table-cell table:formula="of:=AVERAGE([.$A8:.A54])" office:value-type="float" office:value="-0.369314580895482" calcext:value-type="float">
            <text:p>-0.369314580895482</text:p>
          </table:table-cell>
          <table:table-cell table:number-columns-repeated="3"/>
        </table:table-row>
        <table:table-row table:style-name="ro1">
          <table:table-cell office:value-type="float" office:value="-1.67478256798685" calcext:value-type="float">
            <text:p>-1.67478256798685</text:p>
          </table:table-cell>
          <table:table-cell/>
          <table:table-cell table:formula="of:=AVERAGE([.$A9:.A55])" office:value-type="float" office:value="-0.371298441034872" calcext:value-type="float">
            <text:p>-0.371298441034872</text:p>
          </table:table-cell>
          <table:table-cell table:number-columns-repeated="3"/>
        </table:table-row>
        <table:table-row table:style-name="ro1">
          <table:table-cell office:value-type="float" office:value="-1.59189686739743" calcext:value-type="float">
            <text:p>-1.59189686739743</text:p>
          </table:table-cell>
          <table:table-cell/>
          <table:table-cell table:formula="of:=AVERAGE([.$A10:.A56])" office:value-type="float" office:value="-0.368070536722655" calcext:value-type="float">
            <text:p>-0.368070536722655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$A11:.A57])" office:value-type="float" office:value="-0.370908748872293" calcext:value-type="float">
            <text:p>-0.370908748872293</text:p>
          </table:table-cell>
          <table:table-cell table:number-columns-repeated="3"/>
        </table:table-row>
        <table:table-row table:style-name="ro1">
          <table:table-cell office:value-type="float" office:value="-1.76955400435627" calcext:value-type="float">
            <text:p>-1.76955400435627</text:p>
          </table:table-cell>
          <table:table-cell/>
          <table:table-cell table:formula="of:=AVERAGE([.$A12:.A58])" office:value-type="float" office:value="-0.369355422431548" calcext:value-type="float">
            <text:p>-0.369355422431548</text:p>
          </table:table-cell>
          <table:table-cell table:number-columns-repeated="3"/>
        </table:table-row>
        <table:table-row table:style-name="ro1">
          <table:table-cell office:value-type="float" office:value="-1.47795102884471" calcext:value-type="float">
            <text:p>-1.47795102884471</text:p>
          </table:table-cell>
          <table:table-cell/>
          <table:table-cell table:formula="of:=AVERAGE([.$A13:.A59])" office:value-type="float" office:value="-0.361636247293873" calcext:value-type="float">
            <text:p>-0.3616362472938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4:.A60])" office:value-type="float" office:value="-0.279833485240378" calcext:value-type="float">
            <text:p>-0.2798334852403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5:.A61])" office:value-type="float" office:value="-0.197939403908811" calcext:value-type="float">
            <text:p>-0.197939403908811</text:p>
          </table:table-cell>
          <table:table-cell table:number-columns-repeated="3"/>
        </table:table-row>
        <table:table-row table:style-name="ro1">
          <table:table-cell office:value-type="float" office:value="-1.60564348935187" calcext:value-type="float">
            <text:p>-1.60564348935187</text:p>
          </table:table-cell>
          <table:table-cell/>
          <table:table-cell table:formula="of:=AVERAGE([.$A16:.A62])" office:value-type="float" office:value="-0.195594785188931" calcext:value-type="float">
            <text:p>-0.1955947851889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7:.A63])" office:value-type="float" office:value="-0.115920026935732" calcext:value-type="float">
            <text:p>-0.1159200269357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8:.A64])" office:value-type="float" office:value="-0.0391258951168745" calcext:value-type="float">
            <text:p>-0.0391258951168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9:.A65])" office:value-type="float" office:value="0.0362538863194749" calcext:value-type="float">
            <text:p>0.0362538863194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0:.A66])" office:value-type="float" office:value="0.117621371464146" calcext:value-type="float">
            <text:p>0.1176213714641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1:.A67])" office:value-type="float" office:value="0.117621371464146" calcext:value-type="float">
            <text:p>0.1176213714641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2:.A68])" office:value-type="float" office:value="0.117621371464146" calcext:value-type="float">
            <text:p>0.1176213714641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3:.A69])" office:value-type="float" office:value="0.199517649650954" calcext:value-type="float">
            <text:p>0.1995176496509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4:.A70])" office:value-type="float" office:value="0.282749141503078" calcext:value-type="float">
            <text:p>0.2827491415030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5:.A71])" office:value-type="float" office:value="0.365521240967258" calcext:value-type="float">
            <text:p>0.365521240967258</text:p>
          </table:table-cell>
          <table:table-cell table:number-columns-repeated="3"/>
        </table:table-row>
        <table:table-row table:style-name="ro1">
          <table:table-cell office:value-type="float" office:value="-1.78567660014629" calcext:value-type="float">
            <text:p>-1.78567660014629</text:p>
          </table:table-cell>
          <table:table-cell/>
          <table:table-cell table:formula="of:=AVERAGE([.$A26:.A72])" office:value-type="float" office:value="0.367150259056751" calcext:value-type="float">
            <text:p>0.3671502590567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7:.A73])" office:value-type="float" office:value="0.443826259977894" calcext:value-type="float">
            <text:p>0.443826259977894</text:p>
          </table:table-cell>
          <table:table-cell table:number-columns-repeated="3"/>
        </table:table-row>
        <table:table-row table:style-name="ro1">
          <table:table-cell office:value-type="float" office:value="-1.66192532290518" calcext:value-type="float">
            <text:p>-1.66192532290518</text:p>
          </table:table-cell>
          <table:table-cell/>
          <table:table-cell table:formula="of:=AVERAGE([.$A28:.A74])" office:value-type="float" office:value="0.447413474943283" calcext:value-type="float">
            <text:p>0.4474134749432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9:.A75])" office:value-type="float" office:value="0.525320014370375" calcext:value-type="float">
            <text:p>0.525320014370375</text:p>
          </table:table-cell>
          <table:table-cell table:number-columns-repeated="3"/>
        </table:table-row>
        <table:table-row table:style-name="ro1">
          <table:table-cell office:value-type="float" office:value="-1.51680905427039" calcext:value-type="float">
            <text:p>-1.51680905427039</text:p>
          </table:table-cell>
          <table:table-cell/>
          <table:table-cell table:formula="of:=AVERAGE([.$A30:.A76])" office:value-type="float" office:value="0.450494289811431" calcext:value-type="float">
            <text:p>0.4504942898114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1:.A77])" office:value-type="float" office:value="0.525097333134616" calcext:value-type="float">
            <text:p>0.5250973331346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2:.A78])" office:value-type="float" office:value="0.525097333134616" calcext:value-type="float">
            <text:p>0.52509733313461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3:.A79])" office:value-type="float" office:value="0.599822975958789" calcext:value-type="float">
            <text:p>0.5998229759587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4:.A80])" office:value-type="float" office:value="0.676105440220681" calcext:value-type="float">
            <text:p>0.6761054402206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5:.A81])" office:value-type="float" office:value="0.676105440220681" calcext:value-type="float">
            <text:p>0.676105440220681</text:p>
          </table:table-cell>
          <table:table-cell table:number-columns-repeated="3"/>
        </table:table-row>
        <table:table-row table:style-name="ro1">
          <table:table-cell office:value-type="float" office:value="-1.61412190265357" calcext:value-type="float">
            <text:p>-1.61412190265357</text:p>
          </table:table-cell>
          <table:table-cell/>
          <table:table-cell table:formula="of:=AVERAGE([.$A36:.A82])" office:value-type="float" office:value="0.599209229525924" calcext:value-type="float">
            <text:p>0.5992092295259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7:.A83])" office:value-type="float" office:value="0.599209229525924" calcext:value-type="float">
            <text:p>0.599209229525924</text:p>
          </table:table-cell>
          <table:table-cell table:number-columns-repeated="3"/>
        </table:table-row>
        <table:table-row table:style-name="ro1">
          <table:table-cell office:value-type="float" office:value="-1.69896822165251" calcext:value-type="float">
            <text:p>-1.69896822165251</text:p>
          </table:table-cell>
          <table:table-cell/>
          <table:table-cell table:formula="of:=AVERAGE([.$A38:.A84])" office:value-type="float" office:value="0.60256692304719" calcext:value-type="float">
            <text:p>0.60256692304719</text:p>
          </table:table-cell>
          <table:table-cell table:number-columns-repeated="3"/>
        </table:table-row>
        <table:table-row table:style-name="ro1">
          <table:table-cell office:value-type="float" office:value="-1.55158627130091" calcext:value-type="float">
            <text:p>-1.55158627130091</text:p>
          </table:table-cell>
          <table:table-cell/>
          <table:table-cell table:formula="of:=AVERAGE([.$A39:.A85])" office:value-type="float" office:value="0.606326715970293" calcext:value-type="float">
            <text:p>0.606326715970293</text:p>
          </table:table-cell>
          <table:table-cell table:number-columns-repeated="3"/>
        </table:table-row>
        <table:table-row table:style-name="ro1">
          <table:table-cell office:value-type="float" office:value="-1.70819638669789" calcext:value-type="float">
            <text:p>-1.70819638669789</text:p>
          </table:table-cell>
          <table:table-cell/>
          <table:table-cell table:formula="of:=AVERAGE([.$A40:.A86])" office:value-type="float" office:value="0.527428920508636" calcext:value-type="float">
            <text:p>0.5274289205086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41:.A87])" office:value-type="float" office:value="0.527428920508636" calcext:value-type="float">
            <text:p>0.5274289205086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42:.A88])" office:value-type="float" office:value="0.527428920508636" calcext:value-type="float">
            <text:p>0.5274289205086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43:.A89])" office:value-type="float" office:value="0.527428920508636" calcext:value-type="float">
            <text:p>0.5274289205086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44:.A90])" office:value-type="float" office:value="0.527428920508636" calcext:value-type="float">
            <text:p>0.5274289205086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45:.A91])" office:value-type="float" office:value="0.60528113769705" calcext:value-type="float">
            <text:p>0.60528113769705</text:p>
          </table:table-cell>
          <table:table-cell table:number-columns-repeated="3"/>
        </table:table-row>
        <table:table-row table:style-name="ro1">
          <table:table-cell office:value-type="float" office:value="-1.68385585473776" calcext:value-type="float">
            <text:p>-1.68385585473776</text:p>
          </table:table-cell>
          <table:table-cell/>
          <table:table-cell table:formula="of:=AVERAGE([.$A46:.A92])" office:value-type="float" office:value="0.526901225894119" calcext:value-type="float">
            <text:p>0.5269012258941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47:.A93])" office:value-type="float" office:value="0.602527479509914" calcext:value-type="float">
            <text:p>0.6025274795099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48:.A94])" office:value-type="float" office:value="0.679213266422584" calcext:value-type="float">
            <text:p>0.6792132664225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49:.A95])" office:value-type="float" office:value="0.679213266422584" calcext:value-type="float">
            <text:p>0.6792132664225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50:.A96])" office:value-type="float" office:value="0.753391592720658" calcext:value-type="float">
            <text:p>0.7533915927206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51:.A97])" office:value-type="float" office:value="0.753391592720658" calcext:value-type="float">
            <text:p>0.7533915927206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52:.A98])" office:value-type="float" office:value="0.753391592720658" calcext:value-type="float">
            <text:p>0.7533915927206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53:.A99])" office:value-type="float" office:value="0.833796131306253" calcext:value-type="float">
            <text:p>0.8337961313062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54:.A100])" office:value-type="float" office:value="0.833796131306253" calcext:value-type="float">
            <text:p>0.833796131306253</text:p>
          </table:table-cell>
          <table:table-cell table:number-columns-repeated="3"/>
        </table:table-row>
        <table:table-row table:style-name="ro1">
          <table:table-cell office:value-type="float" office:value="-1.64796632995606" calcext:value-type="float">
            <text:p>-1.64796632995606</text:p>
          </table:table-cell>
          <table:table-cell/>
          <table:table-cell table:formula="of:=AVERAGE([.$A55:.A101])" office:value-type="float" office:value="0.830022682930688" calcext:value-type="float">
            <text:p>0.8300226829306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56:.A102])" office:value-type="float" office:value="0.908209546079344" calcext:value-type="float">
            <text:p>0.9082095460793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57:.A103])" office:value-type="float" office:value="0.984632883683545" calcext:value-type="float">
            <text:p>0.9846328836835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58:.A104])" office:value-type="float" office:value="1.06973926666227" calcext:value-type="float">
            <text:p>1.069739266662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59:.A105])" office:value-type="float" office:value="1.1499425433507" calcext:value-type="float">
            <text:p>1.14994254335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60:.A106])" office:value-type="float" office:value="1.22394150141123" calcext:value-type="float">
            <text:p>1.22394150141123</text:p>
          </table:table-cell>
          <table:table-cell table:number-columns-repeated="3"/>
        </table:table-row>
        <table:table-row table:style-name="ro1">
          <table:table-cell office:value-type="float" office:value="-1.58910671145618" calcext:value-type="float">
            <text:p>-1.58910671145618</text:p>
          </table:table-cell>
          <table:table-cell/>
          <table:table-cell table:formula="of:=AVERAGE([.$A61:.A107])" office:value-type="float" office:value="1.14757752882705" calcext:value-type="float">
            <text:p>1.147577528827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62:.A108])" office:value-type="float" office:value="1.14757752882705" calcext:value-type="float">
            <text:p>1.147577528827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63:.A109])" office:value-type="float" office:value="1.22429334774943" calcext:value-type="float">
            <text:p>1.224293347749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64:.A110])" office:value-type="float" office:value="1.22429334774943" calcext:value-type="float">
            <text:p>1.224293347749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65:.A111])" office:value-type="float" office:value="1.22429334774943" calcext:value-type="float">
            <text:p>1.224293347749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66:.A112])" office:value-type="float" office:value="1.22429334774943" calcext:value-type="float">
            <text:p>1.22429334774943</text:p>
          </table:table-cell>
          <table:table-cell table:number-columns-repeated="3"/>
        </table:table-row>
        <table:table-row table:style-name="ro1">
          <table:table-cell office:value-type="float" office:value="-1.54245314520895" calcext:value-type="float">
            <text:p>-1.54245314520895</text:p>
          </table:table-cell>
          <table:table-cell/>
          <table:table-cell table:formula="of:=AVERAGE([.$A67:.A113])" office:value-type="float" office:value="1.14892200423435" calcext:value-type="float">
            <text:p>1.14892200423435</text:p>
          </table:table-cell>
          <table:table-cell table:number-columns-repeated="3"/>
        </table:table-row>
        <table:table-row table:style-name="ro1">
          <table:table-cell office:value-type="float" office:value="-1.81080560342371" calcext:value-type="float">
            <text:p>-1.81080560342371</text:p>
          </table:table-cell>
          <table:table-cell/>
          <table:table-cell table:formula="of:=AVERAGE([.$A68:.A114])" office:value-type="float" office:value="1.06784103394874" calcext:value-type="float">
            <text:p>1.067841033948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69:.A115])" office:value-type="float" office:value="1.06784103394874" calcext:value-type="float">
            <text:p>1.067841033948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70:.A116])" office:value-type="float" office:value="1.06784103394874" calcext:value-type="float">
            <text:p>1.067841033948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71:.A117])" office:value-type="float" office:value="1.06784103394874" calcext:value-type="float">
            <text:p>1.067841033948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72:.A118])" office:value-type="float" office:value="1.06784103394874" calcext:value-type="float">
            <text:p>1.06784103394874</text:p>
          </table:table-cell>
          <table:table-cell table:number-columns-repeated="3"/>
        </table:table-row>
        <table:table-row table:style-name="ro1">
          <table:table-cell office:value-type="float" office:value="-1.5822181473136" calcext:value-type="float">
            <text:p>-1.5822181473136</text:p>
          </table:table-cell>
          <table:table-cell/>
          <table:table-cell table:formula="of:=AVERAGE([.$A73:.A119])" office:value-type="float" office:value="1.0721699372005" calcext:value-type="float">
            <text:p>1.07216993720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74:.A120])" office:value-type="float" office:value="1.0721699372005" calcext:value-type="float">
            <text:p>1.0721699372005</text:p>
          </table:table-cell>
          <table:table-cell table:number-columns-repeated="3"/>
        </table:table-row>
        <table:table-row table:style-name="ro1">
          <table:table-cell office:value-type="float" office:value="-1.65212223085761" calcext:value-type="float">
            <text:p>-1.65212223085761</text:p>
          </table:table-cell>
          <table:table-cell/>
          <table:table-cell table:formula="of:=AVERAGE([.$A75:.A121])" office:value-type="float" office:value="1.07237851362704" calcext:value-type="float">
            <text:p>1.07237851362704</text:p>
          </table:table-cell>
          <table:table-cell table:number-columns-repeated="3"/>
        </table:table-row>
        <table:table-row table:style-name="ro1">
          <table:table-cell office:value-type="float" office:value="-1.57087683220506" calcext:value-type="float">
            <text:p>-1.57087683220506</text:p>
          </table:table-cell>
          <table:table-cell/>
          <table:table-cell table:formula="of:=AVERAGE([.$A76:.A122])" office:value-type="float" office:value="0.996402410814166" calcext:value-type="float">
            <text:p>0.9964024108141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77:.A123])" office:value-type="float" office:value="1.07122813537311" calcext:value-type="float">
            <text:p>1.071228135373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78:.A124])" office:value-type="float" office:value="1.07122813537311" calcext:value-type="float">
            <text:p>1.071228135373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79:.A125])" office:value-type="float" office:value="1.07122813537311" calcext:value-type="float">
            <text:p>1.071228135373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80:.A126])" office:value-type="float" office:value="1.07122813537311" calcext:value-type="float">
            <text:p>1.07122813537311</text:p>
          </table:table-cell>
          <table:table-cell table:number-columns-repeated="3"/>
        </table:table-row>
        <table:table-row table:style-name="ro1">
          <table:table-cell office:value-type="float" office:value="-1.598375942716" calcext:value-type="float">
            <text:p>-1.598375942716</text:p>
          </table:table-cell>
          <table:table-cell/>
          <table:table-cell table:formula="of:=AVERAGE([.$A81:.A127])" office:value-type="float" office:value="0.994666945102557" calcext:value-type="float">
            <text:p>0.9946669451025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82:.A128])" office:value-type="float" office:value="0.994666945102557" calcext:value-type="float">
            <text:p>0.994666945102557</text:p>
          </table:table-cell>
          <table:table-cell table:number-columns-repeated="3"/>
        </table:table-row>
        <table:table-row table:style-name="ro1">
          <table:table-cell office:value-type="float" office:value="-1.57750491921604" calcext:value-type="float">
            <text:p>-1.57750491921604</text:p>
          </table:table-cell>
          <table:table-cell/>
          <table:table-cell table:formula="of:=AVERAGE([.$A83:.A129])" office:value-type="float" office:value="0.995446029856547" calcext:value-type="float">
            <text:p>0.995446029856547</text:p>
          </table:table-cell>
          <table:table-cell table:number-columns-repeated="3"/>
        </table:table-row>
        <table:table-row table:style-name="ro1">
          <table:table-cell office:value-type="float" office:value="-1.4981086735338" calcext:value-type="float">
            <text:p>-1.4981086735338</text:p>
          </table:table-cell>
          <table:table-cell/>
          <table:table-cell table:formula="of:=AVERAGE([.$A84:.A130])" office:value-type="float" office:value="0.921018185738807" calcext:value-type="float">
            <text:p>0.9210181857388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85:.A131])" office:value-type="float" office:value="0.999719637263328" calcext:value-type="float">
            <text:p>0.9997196372633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86:.A132])" office:value-type="float" office:value="1.07528530261016" calcext:value-type="float">
            <text:p>1.07528530261016</text:p>
          </table:table-cell>
          <table:table-cell table:number-columns-repeated="3"/>
        </table:table-row>
        <table:table-row table:style-name="ro1">
          <table:table-cell office:value-type="float" office:value="-1.70917610924244" calcext:value-type="float">
            <text:p>-1.70917610924244</text:p>
          </table:table-cell>
          <table:table-cell/>
          <table:table-cell table:formula="of:=AVERAGE([.$A87:.A133])" office:value-type="float" office:value="1.07526445744963" calcext:value-type="float">
            <text:p>1.07526445744963</text:p>
          </table:table-cell>
          <table:table-cell table:number-columns-repeated="3"/>
        </table:table-row>
        <table:table-row table:style-name="ro1">
          <table:table-cell office:value-type="float" office:value="-1.53387030639052" calcext:value-type="float">
            <text:p>-1.53387030639052</text:p>
          </table:table-cell>
          <table:table-cell/>
          <table:table-cell table:formula="of:=AVERAGE([.$A88:.A134])" office:value-type="float" office:value="1.00007572752643" calcext:value-type="float">
            <text:p>1.00007572752643</text:p>
          </table:table-cell>
          <table:table-cell table:number-columns-repeated="3"/>
        </table:table-row>
        <table:table-row table:style-name="ro1">
          <table:table-cell office:value-type="float" office:value="-1.55732498143911" calcext:value-type="float">
            <text:p>-1.55732498143911</text:p>
          </table:table-cell>
          <table:table-cell/>
          <table:table-cell table:formula="of:=AVERAGE([.$A89:.A135])" office:value-type="float" office:value="0.924387961963897" calcext:value-type="float">
            <text:p>0.9243879619638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90:.A136])" office:value-type="float" office:value="0.924387961963897" calcext:value-type="float">
            <text:p>0.924387961963897</text:p>
          </table:table-cell>
          <table:table-cell table:number-columns-repeated="3"/>
        </table:table-row>
        <table:table-row table:style-name="ro1">
          <table:table-cell office:value-type="float" office:value="-1.79030417585373" calcext:value-type="float">
            <text:p>-1.79030417585373</text:p>
          </table:table-cell>
          <table:table-cell/>
          <table:table-cell table:formula="of:=AVERAGE([.$A91:.A137])" office:value-type="float" office:value="0.843743192264881" calcext:value-type="float">
            <text:p>0.8437431922648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92:.A138])" office:value-type="float" office:value="0.843743192264881" calcext:value-type="float">
            <text:p>0.843743192264881</text:p>
          </table:table-cell>
          <table:table-cell table:number-columns-repeated="3"/>
        </table:table-row>
        <table:table-row table:style-name="ro1">
          <table:table-cell office:value-type="float" office:value="-1.76915038213432" calcext:value-type="float">
            <text:p>-1.76915038213432</text:p>
          </table:table-cell>
          <table:table-cell/>
          <table:table-cell table:formula="of:=AVERAGE([.$A93:.A139])" office:value-type="float" office:value="0.841928415086231" calcext:value-type="float">
            <text:p>0.841928415086231</text:p>
          </table:table-cell>
          <table:table-cell table:number-columns-repeated="3"/>
        </table:table-row>
        <table:table-row table:style-name="ro1">
          <table:table-cell office:value-type="float" office:value="-1.74709195837677" calcext:value-type="float">
            <text:p>-1.74709195837677</text:p>
          </table:table-cell>
          <table:table-cell/>
          <table:table-cell table:formula="of:=AVERAGE([.$A94:.A140])" office:value-type="float" office:value="0.762203054269704" calcext:value-type="float">
            <text:p>0.7622030542697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95:.A141])" office:value-type="float" office:value="0.762203054269704" calcext:value-type="float">
            <text:p>0.7622030542697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96:.A142])" office:value-type="float" office:value="0.762203054269704" calcext:value-type="float">
            <text:p>0.7622030542697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97:.A143])" office:value-type="float" office:value="0.762203054269704" calcext:value-type="float">
            <text:p>0.7622030542697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98:.A144])" office:value-type="float" office:value="0.762203054269704" calcext:value-type="float">
            <text:p>0.762203054269704</text:p>
          </table:table-cell>
          <table:table-cell table:number-columns-repeated="3"/>
        </table:table-row>
        <table:table-row table:style-name="ro1">
          <table:table-cell office:value-type="float" office:value="-1.60114967217147" calcext:value-type="float">
            <text:p>-1.60114967217147</text:p>
          </table:table-cell>
          <table:table-cell/>
          <table:table-cell table:formula="of:=AVERAGE([.$A99:.A145])" office:value-type="float" office:value="0.685582848478822" calcext:value-type="float">
            <text:p>0.685582848478822</text:p>
          </table:table-cell>
          <table:table-cell table:number-columns-repeated="3"/>
        </table:table-row>
        <table:table-row table:style-name="ro1">
          <table:table-cell office:value-type="float" office:value="-1.5475277559936" calcext:value-type="float">
            <text:p>-1.5475277559936</text:p>
          </table:table-cell>
          <table:table-cell/>
          <table:table-cell table:formula="of:=AVERAGE([.$A100:.A146])" office:value-type="float" office:value="0.610103534521511" calcext:value-type="float">
            <text:p>0.6101035345215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01:.A147])" office:value-type="float" office:value="0.610103534521511" calcext:value-type="float">
            <text:p>0.610103534521511</text:p>
          </table:table-cell>
          <table:table-cell table:number-columns-repeated="3"/>
        </table:table-row>
        <table:table-row table:style-name="ro1">
          <table:table-cell office:value-type="float" office:value="-1.87072942353785" calcext:value-type="float">
            <text:p>-1.87072942353785</text:p>
          </table:table-cell>
          <table:table-cell/>
          <table:table-cell table:formula="of:=AVERAGE([.$A102:.A148])" office:value-type="float" office:value="0.605363894232537" calcext:value-type="float">
            <text:p>0.605363894232537</text:p>
          </table:table-cell>
          <table:table-cell table:number-columns-repeated="3"/>
        </table:table-row>
        <table:table-row table:style-name="ro1">
          <table:table-cell office:value-type="float" office:value="-1.6149138939321" calcext:value-type="float">
            <text:p>-1.6149138939321</text:p>
          </table:table-cell>
          <table:table-cell/>
          <table:table-cell table:formula="of:=AVERAGE([.$A103:.A149])" office:value-type="float" office:value="0.528450832659513" calcext:value-type="float">
            <text:p>0.5284508326595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04:.A150])" office:value-type="float" office:value="0.528450832659513" calcext:value-type="float">
            <text:p>0.5284508326595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05:.A151])" office:value-type="float" office:value="0.528450832659513" calcext:value-type="float">
            <text:p>0.528450832659513</text:p>
          </table:table-cell>
          <table:table-cell table:number-columns-repeated="3"/>
        </table:table-row>
        <table:table-row table:style-name="ro1">
          <table:table-cell office:value-type="float" office:value="-1.52137092403471" calcext:value-type="float">
            <text:p>-1.52137092403471</text:p>
          </table:table-cell>
          <table:table-cell/>
          <table:table-cell table:formula="of:=AVERAGE([.$A106:.A152])" office:value-type="float" office:value="0.453528047041754" calcext:value-type="float">
            <text:p>0.453528047041754</text:p>
          </table:table-cell>
          <table:table-cell table:number-columns-repeated="3"/>
        </table:table-row>
        <table:table-row table:style-name="ro1">
          <table:table-cell office:value-type="float" office:value="-1.45845983015001" calcext:value-type="float">
            <text:p>-1.45845983015001</text:p>
          </table:table-cell>
          <table:table-cell/>
          <table:table-cell table:formula="of:=AVERAGE([.$A107:.A153])" office:value-type="float" office:value="0.379943795336434" calcext:value-type="float">
            <text:p>0.3799437953364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08:.A154])" office:value-type="float" office:value="0.456307767920608" calcext:value-type="float">
            <text:p>0.4563077679206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09:.A155])" office:value-type="float" office:value="0.456307767920608" calcext:value-type="float">
            <text:p>0.4563077679206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10:.A156])" office:value-type="float" office:value="0.456307767920608" calcext:value-type="float">
            <text:p>0.4563077679206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11:.A157])" office:value-type="float" office:value="0.456307767920608" calcext:value-type="float">
            <text:p>0.456307767920608</text:p>
          </table:table-cell>
          <table:table-cell table:number-columns-repeated="3"/>
        </table:table-row>
        <table:table-row table:style-name="ro1">
          <table:table-cell office:value-type="float" office:value="-1.55821905159354" calcext:value-type="float">
            <text:p>-1.55821905159354</text:p>
          </table:table-cell>
          <table:table-cell/>
          <table:table-cell table:formula="of:=AVERAGE([.$A112:.A158])" office:value-type="float" office:value="0.380600979588831" calcext:value-type="float">
            <text:p>0.3806009795888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13:.A159])" office:value-type="float" office:value="0.380600979588831" calcext:value-type="float">
            <text:p>0.3806009795888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14:.A160])" office:value-type="float" office:value="0.455972323103915" calcext:value-type="float">
            <text:p>0.455972323103915</text:p>
          </table:table-cell>
          <table:table-cell table:number-columns-repeated="3"/>
        </table:table-row>
        <table:table-row table:style-name="ro1">
          <table:table-cell office:value-type="float" office:value="-1.51434273476302" calcext:value-type="float">
            <text:p>-1.51434273476302</text:p>
          </table:table-cell>
          <table:table-cell/>
          <table:table-cell table:formula="of:=AVERAGE([.$A115:.A161])" office:value-type="float" office:value="0.462280043713717" calcext:value-type="float">
            <text:p>0.4622800437137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16:.A162])" office:value-type="float" office:value="0.462280043713717" calcext:value-type="float">
            <text:p>0.4622800437137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17:.A163])" office:value-type="float" office:value="0.462280043713717" calcext:value-type="float">
            <text:p>0.4622800437137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18:.A164])" office:value-type="float" office:value="0.462280043713717" calcext:value-type="float">
            <text:p>0.4622800437137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19:.A165])" office:value-type="float" office:value="0.462280043713717" calcext:value-type="float">
            <text:p>0.4622800437137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20:.A166])" office:value-type="float" office:value="0.538497451103368" calcext:value-type="float">
            <text:p>0.5384974511033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21:.A167])" office:value-type="float" office:value="0.538497451103368" calcext:value-type="float">
            <text:p>0.5384974511033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22:.A168])" office:value-type="float" office:value="0.616202179419487" calcext:value-type="float">
            <text:p>0.6162021794194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23:.A169])" office:value-type="float" office:value="0.692178282232361" calcext:value-type="float">
            <text:p>0.6921782822323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24:.A170])" office:value-type="float" office:value="0.692178282232361" calcext:value-type="float">
            <text:p>0.6921782822323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25:.A171])" office:value-type="float" office:value="0.692178282232361" calcext:value-type="float">
            <text:p>0.692178282232361</text:p>
          </table:table-cell>
          <table:table-cell table:number-columns-repeated="3"/>
        </table:table-row>
        <table:table-row table:style-name="ro1">
          <table:table-cell office:value-type="float" office:value="-1.5128549644798" calcext:value-type="float">
            <text:p>-1.5128549644798</text:p>
          </table:table-cell>
          <table:table-cell/>
          <table:table-cell table:formula="of:=AVERAGE([.$A126:.A172])" office:value-type="float" office:value="0.617436687243429" calcext:value-type="float">
            <text:p>0.6174366872434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27:.A173])" office:value-type="float" office:value="0.617436687243429" calcext:value-type="float">
            <text:p>0.6174366872434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28:.A174])" office:value-type="float" office:value="0.693997877513982" calcext:value-type="float">
            <text:p>0.693997877513982</text:p>
          </table:table-cell>
          <table:table-cell table:number-columns-repeated="3"/>
        </table:table-row>
        <table:table-row table:style-name="ro1">
          <table:table-cell office:value-type="float" office:value="-1.80337848521173" calcext:value-type="float">
            <text:p>-1.80337848521173</text:p>
          </table:table-cell>
          <table:table-cell/>
          <table:table-cell table:formula="of:=AVERAGE([.$A129:.A175])" office:value-type="float" office:value="0.613074931020115" calcext:value-type="float">
            <text:p>0.613074931020115</text:p>
          </table:table-cell>
          <table:table-cell table:number-columns-repeated="3"/>
        </table:table-row>
        <table:table-row table:style-name="ro1">
          <table:table-cell office:value-type="float" office:value="-1.6497720700711" calcext:value-type="float">
            <text:p>-1.6497720700711</text:p>
          </table:table-cell>
          <table:table-cell/>
          <table:table-cell table:formula="of:=AVERAGE([.$A130:.A176])" office:value-type="float" office:value="0.611537332065752" calcext:value-type="float">
            <text:p>0.611537332065752</text:p>
          </table:table-cell>
          <table:table-cell table:number-columns-repeated="3"/>
        </table:table-row>
        <table:table-row table:style-name="ro1">
          <table:table-cell office:value-type="float" office:value="-1.55118264907897" calcext:value-type="float">
            <text:p>-1.55118264907897</text:p>
          </table:table-cell>
          <table:table-cell/>
          <table:table-cell table:formula="of:=AVERAGE([.$A131:.A177])" office:value-type="float" office:value="0.610408098543515" calcext:value-type="float">
            <text:p>0.610408098543515</text:p>
          </table:table-cell>
          <table:table-cell table:number-columns-repeated="3"/>
        </table:table-row>
        <table:table-row table:style-name="ro1">
          <table:table-cell office:value-type="float" office:value="-1.7101933780402" calcext:value-type="float">
            <text:p>-1.7101933780402</text:p>
          </table:table-cell>
          <table:table-cell/>
          <table:table-cell table:formula="of:=AVERAGE([.$A132:.A178])" office:value-type="float" office:value="0.531467813904362" calcext:value-type="float">
            <text:p>0.5314678139043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33:.A179])" office:value-type="float" office:value="0.531467813904362" calcext:value-type="float">
            <text:p>0.5314678139043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34:.A180])" office:value-type="float" office:value="0.610386454526541" calcext:value-type="float">
            <text:p>0.610386454526541</text:p>
          </table:table-cell>
          <table:table-cell table:number-columns-repeated="3"/>
        </table:table-row>
        <table:table-row table:style-name="ro1">
          <table:table-cell office:value-type="float" office:value="-1.65689060501456" calcext:value-type="float">
            <text:p>-1.65689060501456</text:p>
          </table:table-cell>
          <table:table-cell/>
          <table:table-cell table:formula="of:=AVERAGE([.$A135:.A181])" office:value-type="float" office:value="0.607769001364328" calcext:value-type="float">
            <text:p>0.6077690013643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36:.A182])" office:value-type="float" office:value="0.683456766926862" calcext:value-type="float">
            <text:p>0.6834567669268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37:.A183])" office:value-type="float" office:value="0.683456766926862" calcext:value-type="float">
            <text:p>0.683456766926862</text:p>
          </table:table-cell>
          <table:table-cell table:number-columns-repeated="3"/>
        </table:table-row>
        <table:table-row table:style-name="ro1">
          <table:table-cell office:value-type="float" office:value="-1.53238840270937" calcext:value-type="float">
            <text:p>-1.53238840270937</text:p>
          </table:table-cell>
          <table:table-cell/>
          <table:table-cell table:formula="of:=AVERAGE([.$A138:.A184])" office:value-type="float" office:value="0.688944336568231" calcext:value-type="float">
            <text:p>0.6889443365682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39:.A185])" office:value-type="float" office:value="0.688944336568231" calcext:value-type="float">
            <text:p>0.688944336568231</text:p>
          </table:table-cell>
          <table:table-cell table:number-columns-repeated="3"/>
        </table:table-row>
        <table:table-row table:style-name="ro1">
          <table:table-cell office:value-type="float" office:value="-1.79821587539613" calcext:value-type="float">
            <text:p>-1.79821587539613</text:p>
          </table:table-cell>
          <table:table-cell/>
          <table:table-cell table:formula="of:=AVERAGE([.$A140:.A186])" office:value-type="float" office:value="0.68832592181798" calcext:value-type="float">
            <text:p>0.68832592181798</text:p>
          </table:table-cell>
          <table:table-cell table:number-columns-repeated="3"/>
        </table:table-row>
        <table:table-row table:style-name="ro1">
          <table:table-cell office:value-type="float" office:value="-1.76317114131153" calcext:value-type="float">
            <text:p>-1.76317114131153</text:p>
          </table:table-cell>
          <table:table-cell/>
          <table:table-cell table:formula="of:=AVERAGE([.$A141:.A187])" office:value-type="float" office:value="0.687983811542772" calcext:value-type="float">
            <text:p>0.687983811542772</text:p>
          </table:table-cell>
          <table:table-cell table:number-columns-repeated="3"/>
        </table:table-row>
        <table:table-row table:style-name="ro1">
          <table:table-cell office:value-type="float" office:value="-1.71455695665479" calcext:value-type="float">
            <text:p>-1.71455695665479</text:p>
          </table:table-cell>
          <table:table-cell/>
          <table:table-cell table:formula="of:=AVERAGE([.$A142:.A188])" office:value-type="float" office:value="0.608950684805436" calcext:value-type="float">
            <text:p>0.6089506848054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43:.A189])" office:value-type="float" office:value="0.608950684805436" calcext:value-type="float">
            <text:p>0.6089506848054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44:.A190])" office:value-type="float" office:value="0.608950684805436" calcext:value-type="float">
            <text:p>0.6089506848054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45:.A191])" office:value-type="float" office:value="0.608950684805436" calcext:value-type="float">
            <text:p>0.608950684805436</text:p>
          </table:table-cell>
          <table:table-cell table:number-columns-repeated="3"/>
        </table:table-row>
        <table:table-row table:style-name="ro1">
          <table:table-cell office:value-type="float" office:value="-1.88372512042821" calcext:value-type="float">
            <text:p>-1.88372512042821</text:p>
          </table:table-cell>
          <table:table-cell/>
          <table:table-cell table:formula="of:=AVERAGE([.$A146:.A192])" office:value-type="float" office:value="0.602938441225506" calcext:value-type="float">
            <text:p>0.602938441225506</text:p>
          </table:table-cell>
          <table:table-cell table:number-columns-repeated="3"/>
        </table:table-row>
        <table:table-row table:style-name="ro1">
          <table:table-cell office:value-type="float" office:value="-1.66163316612244" calcext:value-type="float">
            <text:p>-1.66163316612244</text:p>
          </table:table-cell>
          <table:table-cell/>
          <table:table-cell table:formula="of:=AVERAGE([.$A147:.A193])" office:value-type="float" office:value="0.600510666541914" calcext:value-type="float">
            <text:p>0.600510666541914</text:p>
          </table:table-cell>
          <table:table-cell table:number-columns-repeated="3"/>
        </table:table-row>
        <table:table-row table:style-name="ro1">
          <table:table-cell office:value-type="float" office:value="-1.66787640403807" calcext:value-type="float">
            <text:p>-1.66787640403807</text:p>
          </table:table-cell>
          <table:table-cell/>
          <table:table-cell table:formula="of:=AVERAGE([.$A148:.A194])" office:value-type="float" office:value="0.522470743051742" calcext:value-type="float">
            <text:p>0.522470743051742</text:p>
          </table:table-cell>
          <table:table-cell table:number-columns-repeated="3"/>
        </table:table-row>
        <table:table-row table:style-name="ro1">
          <table:table-cell office:value-type="float" office:value="-1.78189146849513" calcext:value-type="float">
            <text:p>-1.78189146849513</text:p>
          </table:table-cell>
          <table:table-cell/>
          <table:table-cell table:formula="of:=AVERAGE([.$A149:.A195])" office:value-type="float" office:value="0.52436091230797" calcext:value-type="float">
            <text:p>0.52436091230797</text:p>
          </table:table-cell>
          <table:table-cell table:number-columns-repeated="3"/>
        </table:table-row>
        <table:table-row table:style-name="ro1">
          <table:table-cell office:value-type="float" office:value="-1.47534391088784" calcext:value-type="float">
            <text:p>-1.47534391088784</text:p>
          </table:table-cell>
          <table:table-cell/>
          <table:table-cell table:formula="of:=AVERAGE([.$A150:.A196])" office:value-type="float" office:value="0.527330486415295" calcext:value-type="float">
            <text:p>0.527330486415295</text:p>
          </table:table-cell>
          <table:table-cell table:number-columns-repeated="3"/>
        </table:table-row>
        <table:table-row table:style-name="ro1">
          <table:table-cell office:value-type="float" office:value="-1.74308506916761" calcext:value-type="float">
            <text:p>-1.74308506916761</text:p>
          </table:table-cell>
          <table:table-cell/>
          <table:table-cell table:formula="of:=AVERAGE([.$A151:.A197])" office:value-type="float" office:value="0.447690378560665" calcext:value-type="float">
            <text:p>0.447690378560665</text:p>
          </table:table-cell>
          <table:table-cell table:number-columns-repeated="3"/>
        </table:table-row>
        <table:table-row table:style-name="ro1">
          <table:table-cell office:value-type="float" office:value="-1.5631176643163" calcext:value-type="float">
            <text:p>-1.5631176643163</text:p>
          </table:table-cell>
          <table:table-cell/>
          <table:table-cell table:formula="of:=AVERAGE([.$A152:.A198])" office:value-type="float" office:value="0.371879364426276" calcext:value-type="float">
            <text:p>0.371879364426276</text:p>
          </table:table-cell>
          <table:table-cell table:number-columns-repeated="3"/>
        </table:table-row>
        <table:table-row table:style-name="ro1">
          <table:table-cell office:value-type="float" office:value="-1.83871654939949" calcext:value-type="float">
            <text:p>-1.83871654939949</text:p>
          </table:table-cell>
          <table:table-cell/>
          <table:table-cell table:formula="of:=AVERAGE([.$A153:.A199])" office:value-type="float" office:value="0.365127329844046" calcext:value-type="float">
            <text:p>0.365127329844046</text:p>
          </table:table-cell>
          <table:table-cell table:number-columns-repeated="3"/>
        </table:table-row>
        <table:table-row table:style-name="ro1">
          <table:table-cell office:value-type="float" office:value="-1.77234181365669" calcext:value-type="float">
            <text:p>-1.77234181365669</text:p>
          </table:table-cell>
          <table:table-cell/>
          <table:table-cell table:formula="of:=AVERAGE([.$A154:.A200])" office:value-type="float" office:value="0.358448989769436" calcext:value-type="float">
            <text:p>0.3584489897694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55:.A201])" office:value-type="float" office:value="0.358448989769436" calcext:value-type="float">
            <text:p>0.358448989769436</text:p>
          </table:table-cell>
          <table:table-cell table:number-columns-repeated="3"/>
        </table:table-row>
        <table:table-row table:style-name="ro1">
          <table:table-cell office:value-type="float" office:value="-1.78573409284651" calcext:value-type="float">
            <text:p>-1.78573409284651</text:p>
          </table:table-cell>
          <table:table-cell/>
          <table:table-cell table:formula="of:=AVERAGE([.$A156:.A202])" office:value-type="float" office:value="0.277901455879085" calcext:value-type="float">
            <text:p>0.277901455879085</text:p>
          </table:table-cell>
          <table:table-cell table:number-columns-repeated="3"/>
        </table:table-row>
        <table:table-row table:style-name="ro1">
          <table:table-cell office:value-type="float" office:value="-1.85435339053869" calcext:value-type="float">
            <text:p>-1.85435339053869</text:p>
          </table:table-cell>
          <table:table-cell/>
          <table:table-cell table:formula="of:=AVERAGE([.$A157:.A203])" office:value-type="float" office:value="0.195893936931453" calcext:value-type="float">
            <text:p>0.1958939369314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58:.A204])" office:value-type="float" office:value="0.195893936931453" calcext:value-type="float">
            <text:p>0.19589393693145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59:.A205])" office:value-type="float" office:value="0.27160072526323" calcext:value-type="float">
            <text:p>0.27160072526323</text:p>
          </table:table-cell>
          <table:table-cell table:number-columns-repeated="3"/>
        </table:table-row>
        <table:table-row table:style-name="ro1">
          <table:table-cell office:value-type="float" office:value="-1.48563275758624" calcext:value-type="float">
            <text:p>-1.48563275758624</text:p>
          </table:table-cell>
          <table:table-cell/>
          <table:table-cell table:formula="of:=AVERAGE([.$A160:.A206])" office:value-type="float" office:value="0.197438326165651" calcext:value-type="float">
            <text:p>0.1974383261656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61:.A207])" office:value-type="float" office:value="0.197438326165651" calcext:value-type="float">
            <text:p>0.1974383261656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62:.A208])" office:value-type="float" office:value="0.27221157584146" calcext:value-type="float">
            <text:p>0.272211575841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63:.A209])" office:value-type="float" office:value="0.27221157584146" calcext:value-type="float">
            <text:p>0.27221157584146</text:p>
          </table:table-cell>
          <table:table-cell table:number-columns-repeated="3"/>
        </table:table-row>
        <table:table-row table:style-name="ro1">
          <table:table-cell office:value-type="float" office:value="-1.55288748363853" calcext:value-type="float">
            <text:p>-1.55288748363853</text:p>
          </table:table-cell>
          <table:table-cell/>
          <table:table-cell table:formula="of:=AVERAGE([.$A164:.A210])" office:value-type="float" office:value="0.196618225125747" calcext:value-type="float">
            <text:p>0.196618225125747</text:p>
          </table:table-cell>
          <table:table-cell table:number-columns-repeated="3"/>
        </table:table-row>
        <table:table-row table:style-name="ro1">
          <table:table-cell office:value-type="float" office:value="-1.54946138803363" calcext:value-type="float">
            <text:p>-1.54946138803363</text:p>
          </table:table-cell>
          <table:table-cell/>
          <table:table-cell table:formula="of:=AVERAGE([.$A165:.A211])" office:value-type="float" office:value="0.121097770061201" calcext:value-type="float">
            <text:p>0.121097770061201</text:p>
          </table:table-cell>
          <table:table-cell table:number-columns-repeated="3"/>
        </table:table-row>
        <table:table-row table:style-name="ro1">
          <table:table-cell office:value-type="float" office:value="-1.75432547872066" calcext:value-type="float">
            <text:p>-1.75432547872066</text:p>
          </table:table-cell>
          <table:table-cell/>
          <table:table-cell table:formula="of:=AVERAGE([.$A166:.A212])" office:value-type="float" office:value="0.0412185045565063" calcext:value-type="float">
            <text:p>0.0412185045565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67:.A213])" office:value-type="float" office:value="0.0412185045565063" calcext:value-type="float">
            <text:p>0.0412185045565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68:.A214])" office:value-type="float" office:value="0.0412185045565063" calcext:value-type="float">
            <text:p>0.0412185045565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69:.A215])" office:value-type="float" office:value="0.0412185045565063" calcext:value-type="float">
            <text:p>0.0412185045565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70:.A216])" office:value-type="float" office:value="0.0412185045565063" calcext:value-type="float">
            <text:p>0.041218504556506</text:p>
          </table:table-cell>
          <table:table-cell table:number-columns-repeated="3"/>
        </table:table-row>
        <table:table-row table:style-name="ro1">
          <table:table-cell office:value-type="float" office:value="-1.8826937717855" calcext:value-type="float">
            <text:p>-1.8826937717855</text:p>
          </table:table-cell>
          <table:table-cell/>
          <table:table-cell table:formula="of:=AVERAGE([.$A171:.A217])" office:value-type="float" office:value="-0.0413920012261639" calcext:value-type="float">
            <text:p>-0.0413920012261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72:.A218])" office:value-type="float" office:value="-0.0413920012261639" calcext:value-type="float">
            <text:p>-0.0413920012261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73:.A219])" office:value-type="float" office:value="0.0333495937627681" calcext:value-type="float">
            <text:p>0.033349593762768</text:p>
          </table:table-cell>
          <table:table-cell table:number-columns-repeated="3"/>
        </table:table-row>
        <table:table-row table:style-name="ro1">
          <table:table-cell office:value-type="float" office:value="-1.82629929947257" calcext:value-type="float">
            <text:p>-1.82629929947257</text:p>
          </table:table-cell>
          <table:table-cell/>
          <table:table-cell table:formula="of:=AVERAGE([.$A174:.A220])" office:value-type="float" office:value="-0.0480610296302653" calcext:value-type="float">
            <text:p>-0.0480610296302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75:.A221])" office:value-type="float" office:value="-0.0480610296302653" calcext:value-type="float">
            <text:p>-0.0480610296302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76:.A222])" office:value-type="float" office:value="0.0328619168636013" calcext:value-type="float">
            <text:p>0.0328619168636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77:.A223])" office:value-type="float" office:value="0.110516641758731" calcext:value-type="float">
            <text:p>0.1105166417587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78:.A224])" office:value-type="float" office:value="0.186073719398709" calcext:value-type="float">
            <text:p>0.186073719398709</text:p>
          </table:table-cell>
          <table:table-cell table:number-columns-repeated="3"/>
        </table:table-row>
        <table:table-row table:style-name="ro1">
          <table:table-cell office:value-type="float" office:value="-1.7596030739367" calcext:value-type="float">
            <text:p>-1.7596030739367</text:p>
          </table:table-cell>
          <table:table-cell/>
          <table:table-cell table:formula="of:=AVERAGE([.$A179:.A225])" office:value-type="float" office:value="0.185022449273252" calcext:value-type="float">
            <text:p>0.1850224492732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80:.A226])" office:value-type="float" office:value="0.185022449273252" calcext:value-type="float">
            <text:p>0.185022449273252</text:p>
          </table:table-cell>
          <table:table-cell table:number-columns-repeated="3"/>
        </table:table-row>
        <table:table-row table:style-name="ro1">
          <table:table-cell office:value-type="float" office:value="-1.70782444412708" calcext:value-type="float">
            <text:p>-1.70782444412708</text:p>
          </table:table-cell>
          <table:table-cell/>
          <table:table-cell table:formula="of:=AVERAGE([.$A181:.A227])" office:value-type="float" office:value="0.106132567483314" calcext:value-type="float">
            <text:p>0.106132567483314</text:p>
          </table:table-cell>
          <table:table-cell table:number-columns-repeated="3"/>
        </table:table-row>
        <table:table-row table:style-name="ro1">
          <table:table-cell office:value-type="float" office:value="-1.61534450252354" calcext:value-type="float">
            <text:p>-1.61534450252354</text:p>
          </table:table-cell>
          <table:table-cell/>
          <table:table-cell table:formula="of:=AVERAGE([.$A182:.A228])" office:value-type="float" office:value="0.107016527110782" calcext:value-type="float">
            <text:p>0.1070165271107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83:.A229])" office:value-type="float" office:value="0.107016527110782" calcext:value-type="float">
            <text:p>0.1070165271107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84:.A230])" office:value-type="float" office:value="0.107016527110782" calcext:value-type="float">
            <text:p>0.1070165271107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85:.A231])" office:value-type="float" office:value="0.182173727168428" calcext:value-type="float">
            <text:p>0.1821737271684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86:.A232])" office:value-type="float" office:value="0.182173727168428" calcext:value-type="float">
            <text:p>0.182173727168428</text:p>
          </table:table-cell>
          <table:table-cell table:number-columns-repeated="3"/>
        </table:table-row>
        <table:table-row table:style-name="ro1">
          <table:table-cell office:value-type="float" office:value="-1.8236370354563" calcext:value-type="float">
            <text:p>-1.8236370354563</text:p>
          </table:table-cell>
          <table:table-cell/>
          <table:table-cell table:formula="of:=AVERAGE([.$A187:.A233])" office:value-type="float" office:value="0.181632851422467" calcext:value-type="float">
            <text:p>0.181632851422467</text:p>
          </table:table-cell>
          <table:table-cell table:number-columns-repeated="3"/>
        </table:table-row>
        <table:table-row table:style-name="ro1">
          <table:table-cell office:value-type="float" office:value="-1.79330435614884" calcext:value-type="float">
            <text:p>-1.79330435614884</text:p>
          </table:table-cell>
          <table:table-cell/>
          <table:table-cell table:formula="of:=AVERAGE([.$A188:.A234])" office:value-type="float" office:value="0.180991719191886" calcext:value-type="float">
            <text:p>0.180991719191886</text:p>
          </table:table-cell>
          <table:table-cell table:number-columns-repeated="3"/>
        </table:table-row>
        <table:table-row table:style-name="ro1">
          <table:table-cell office:value-type="float" office:value="-1.50470390757322" calcext:value-type="float">
            <text:p>-1.50470390757322</text:p>
          </table:table-cell>
          <table:table-cell/>
          <table:table-cell table:formula="of:=AVERAGE([.$A189:.A235])" office:value-type="float" office:value="0.185456677682983" calcext:value-type="float">
            <text:p>0.185456677682983</text:p>
          </table:table-cell>
          <table:table-cell table:number-columns-repeated="3"/>
        </table:table-row>
        <table:table-row table:style-name="ro1">
          <table:table-cell office:value-type="float" office:value="-1.60734832391143" calcext:value-type="float">
            <text:p>-1.60734832391143</text:p>
          </table:table-cell>
          <table:table-cell/>
          <table:table-cell table:formula="of:=AVERAGE([.$A190:.A236])" office:value-type="float" office:value="0.108704585684868" calcext:value-type="float">
            <text:p>0.1087045856848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91:.A237])" office:value-type="float" office:value="0.108704585684868" calcext:value-type="float">
            <text:p>0.1087045856848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92:.A238])" office:value-type="float" office:value="0.108704585684868" calcext:value-type="float">
            <text:p>0.1087045856848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93:.A239])" office:value-type="float" office:value="0.191337035055681" calcext:value-type="float">
            <text:p>0.191337035055681</text:p>
          </table:table-cell>
          <table:table-cell table:number-columns-repeated="3"/>
        </table:table-row>
        <table:table-row table:style-name="ro1">
          <table:table-cell office:value-type="float" office:value="-1.84261079984903" calcext:value-type="float">
            <text:p>-1.84261079984903</text:p>
          </table:table-cell>
          <table:table-cell/>
          <table:table-cell table:formula="of:=AVERAGE([.$A194:.A240])" office:value-type="float" office:value="0.187486447104051" calcext:value-type="float">
            <text:p>0.187486447104051</text:p>
          </table:table-cell>
          <table:table-cell table:number-columns-repeated="3"/>
        </table:table-row>
        <table:table-row table:style-name="ro1">
          <table:table-cell office:value-type="float" office:value="-1.79481793948114" calcext:value-type="float">
            <text:p>-1.79481793948114</text:p>
          </table:table-cell>
          <table:table-cell/>
          <table:table-cell table:formula="of:=AVERAGE([.$A195:.A241])" office:value-type="float" office:value="0.18478556337122" calcext:value-type="float">
            <text:p>0.18478556337122</text:p>
          </table:table-cell>
          <table:table-cell table:number-columns-repeated="3"/>
        </table:table-row>
        <table:table-row table:style-name="ro1">
          <table:table-cell office:value-type="float" office:value="-1.81335405535996" calcext:value-type="float">
            <text:p>-1.81335405535996</text:p>
          </table:table-cell>
          <table:table-cell/>
          <table:table-cell table:formula="of:=AVERAGE([.$A196:.A242])" office:value-type="float" office:value="0.184116146629415" calcext:value-type="float">
            <text:p>0.1841161466294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97:.A243])" office:value-type="float" office:value="0.258059634095113" calcext:value-type="float">
            <text:p>0.2580596340951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98:.A244])" office:value-type="float" office:value="0.337699741949743" calcext:value-type="float">
            <text:p>0.3376997419497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199:.A245])" office:value-type="float" office:value="0.413510756084133" calcext:value-type="float">
            <text:p>0.413510756084133</text:p>
          </table:table-cell>
          <table:table-cell table:number-columns-repeated="3"/>
        </table:table-row>
        <table:table-row table:style-name="ro1">
          <table:table-cell office:value-type="float" office:value="-1.66988864854574" calcext:value-type="float">
            <text:p>-1.66988864854574</text:p>
          </table:table-cell>
          <table:table-cell/>
          <table:table-cell table:formula="of:=AVERAGE([.$A200:.A246])" office:value-type="float" office:value="0.417102839081021" calcext:value-type="float">
            <text:p>0.417102839081021</text:p>
          </table:table-cell>
          <table:table-cell table:number-columns-repeated="3"/>
        </table:table-row>
        <table:table-row table:style-name="ro1">
          <table:table-cell office:value-type="float" office:value="-1.8012582952261" calcext:value-type="float">
            <text:p>-1.8012582952261</text:p>
          </table:table-cell>
          <table:table-cell/>
          <table:table-cell table:formula="of:=AVERAGE([.$A201:.A247])" office:value-type="float" office:value="0.41648759479231" calcext:value-type="float">
            <text:p>0.41648759479231</text:p>
          </table:table-cell>
          <table:table-cell table:number-columns-repeated="3"/>
        </table:table-row>
        <table:table-row table:style-name="ro1">
          <table:table-cell office:value-type="float" office:value="-1.55168248357475" calcext:value-type="float">
            <text:p>-1.55168248357475</text:p>
          </table:table-cell>
          <table:table-cell/>
          <table:table-cell table:formula="of:=AVERAGE([.$A202:.A248])" office:value-type="float" office:value="0.340919882375826" calcext:value-type="float">
            <text:p>0.3409198823758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03:.A249])" office:value-type="float" office:value="0.421467416266177" calcext:value-type="float">
            <text:p>0.421467416266177</text:p>
          </table:table-cell>
          <table:table-cell table:number-columns-repeated="3"/>
        </table:table-row>
        <table:table-row table:style-name="ro1">
          <table:table-cell office:value-type="float" office:value="-1.76377070804238" calcext:value-type="float">
            <text:p>-1.76377070804238</text:p>
          </table:table-cell>
          <table:table-cell/>
          <table:table-cell table:formula="of:=AVERAGE([.$A204:.A250])" office:value-type="float" office:value="0.42339470738312" calcext:value-type="float">
            <text:p>0.42339470738312</text:p>
          </table:table-cell>
          <table:table-cell table:number-columns-repeated="3"/>
        </table:table-row>
        <table:table-row table:style-name="ro1">
          <table:table-cell office:value-type="float" office:value="-1.74433465540707" calcext:value-type="float">
            <text:p>-1.74433465540707</text:p>
          </table:table-cell>
          <table:table-cell/>
          <table:table-cell table:formula="of:=AVERAGE([.$A205:.A251])" office:value-type="float" office:value="0.343728012587225" calcext:value-type="float">
            <text:p>0.343728012587225</text:p>
          </table:table-cell>
          <table:table-cell table:number-columns-repeated="3"/>
        </table:table-row>
        <table:table-row table:style-name="ro1">
          <table:table-cell office:value-type="float" office:value="-1.49452300635278" calcext:value-type="float">
            <text:p>-1.49452300635278</text:p>
          </table:table-cell>
          <table:table-cell/>
          <table:table-cell table:formula="of:=AVERAGE([.$A206:.A252])" office:value-type="float" office:value="0.26937645926057" calcext:value-type="float">
            <text:p>0.26937645926057</text:p>
          </table:table-cell>
          <table:table-cell table:number-columns-repeated="3"/>
        </table:table-row>
        <table:table-row table:style-name="ro1">
          <table:table-cell office:value-type="float" office:value="-1.47385848724544" calcext:value-type="float">
            <text:p>-1.47385848724544</text:p>
          </table:table-cell>
          <table:table-cell/>
          <table:table-cell table:formula="of:=AVERAGE([.$A207:.A253])" office:value-type="float" office:value="0.2696269756508" calcext:value-type="float">
            <text:p>0.2696269756508</text:p>
          </table:table-cell>
          <table:table-cell table:number-columns-repeated="3"/>
        </table:table-row>
        <table:table-row table:style-name="ro1">
          <table:table-cell office:value-type="float" office:value="-1.44906974688768" calcext:value-type="float">
            <text:p>-1.44906974688768</text:p>
          </table:table-cell>
          <table:table-cell/>
          <table:table-cell table:formula="of:=AVERAGE([.$A208:.A254])" office:value-type="float" office:value="0.196242512951062" calcext:value-type="float">
            <text:p>0.1962425129510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09:.A255])" office:value-type="float" office:value="0.196242512951062" calcext:value-type="float">
            <text:p>0.1962425129510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10:.A256])" office:value-type="float" office:value="0.196242512951062" calcext:value-type="float">
            <text:p>0.196242512951062</text:p>
          </table:table-cell>
          <table:table-cell table:number-columns-repeated="3"/>
        </table:table-row>
        <table:table-row table:style-name="ro1">
          <table:table-cell office:value-type="float" office:value="-1.68617550919354" calcext:value-type="float">
            <text:p>-1.68617550919354</text:p>
          </table:table-cell>
          <table:table-cell/>
          <table:table-cell table:formula="of:=AVERAGE([.$A211:.A257])" office:value-type="float" office:value="0.193406597513721" calcext:value-type="float">
            <text:p>0.193406597513721</text:p>
          </table:table-cell>
          <table:table-cell table:number-columns-repeated="3"/>
        </table:table-row>
        <table:table-row table:style-name="ro1">
          <table:table-cell office:value-type="float" office:value="-1.45262138777673" calcext:value-type="float">
            <text:p>-1.45262138777673</text:p>
          </table:table-cell>
          <table:table-cell/>
          <table:table-cell table:formula="of:=AVERAGE([.$A212:.A258])" office:value-type="float" office:value="0.195467023051102" calcext:value-type="float">
            <text:p>0.1954670230511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13:.A259])" office:value-type="float" office:value="0.275346288555797" calcext:value-type="float">
            <text:p>0.2753462885557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14:.A260])" office:value-type="float" office:value="0.275346288555797" calcext:value-type="float">
            <text:p>0.2753462885557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15:.A261])" office:value-type="float" office:value="0.275346288555797" calcext:value-type="float">
            <text:p>0.275346288555797</text:p>
          </table:table-cell>
          <table:table-cell table:number-columns-repeated="3"/>
        </table:table-row>
        <table:table-row table:style-name="ro1">
          <table:table-cell office:value-type="float" office:value="-1.65982038608491" calcext:value-type="float">
            <text:p>-1.65982038608491</text:p>
          </table:table-cell>
          <table:table-cell/>
          <table:table-cell table:formula="of:=AVERAGE([.$A216:.A262])" office:value-type="float" office:value="0.197477769702927" calcext:value-type="float">
            <text:p>0.1974777697029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17:.A263])" office:value-type="float" office:value="0.197477769702927" calcext:value-type="float">
            <text:p>0.197477769702927</text:p>
          </table:table-cell>
          <table:table-cell table:number-columns-repeated="3"/>
        </table:table-row>
        <table:table-row table:style-name="ro1">
          <table:table-cell office:value-type="float" office:value="-1.80671306182444" calcext:value-type="float">
            <text:p>-1.80671306182444</text:p>
          </table:table-cell>
          <table:table-cell/>
          <table:table-cell table:formula="of:=AVERAGE([.$A218:.A264])" office:value-type="float" office:value="0.199094380553162" calcext:value-type="float">
            <text:p>0.199094380553162</text:p>
          </table:table-cell>
          <table:table-cell table:number-columns-repeated="3"/>
        </table:table-row>
        <table:table-row table:style-name="ro1">
          <table:table-cell office:value-type="float" office:value="-1.44793397272825" calcext:value-type="float">
            <text:p>-1.44793397272825</text:p>
          </table:table-cell>
          <table:table-cell/>
          <table:table-cell table:formula="of:=AVERAGE([.$A219:.A265])" office:value-type="float" office:value="0.125734083261071" calcext:value-type="float">
            <text:p>0.1257340832610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20:.A266])" office:value-type="float" office:value="0.125734083261071" calcext:value-type="float">
            <text:p>0.1257340832610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21:.A267])" office:value-type="float" office:value="0.207144706654105" calcext:value-type="float">
            <text:p>0.2071447066541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22:.A268])" office:value-type="float" office:value="0.207144706654105" calcext:value-type="float">
            <text:p>0.207144706654105</text:p>
          </table:table-cell>
          <table:table-cell table:number-columns-repeated="3"/>
        </table:table-row>
        <table:table-row table:style-name="ro1">
          <table:table-cell office:value-type="float" office:value="-1.63932717175782" calcext:value-type="float">
            <text:p>-1.63932717175782</text:p>
          </table:table-cell>
          <table:table-cell/>
          <table:table-cell table:formula="of:=AVERAGE([.$A223:.A269])" office:value-type="float" office:value="0.129712213637981" calcext:value-type="float">
            <text:p>0.1297122136379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24:.A270])" office:value-type="float" office:value="0.129712213637981" calcext:value-type="float">
            <text:p>0.129712213637981</text:p>
          </table:table-cell>
          <table:table-cell table:number-columns-repeated="3"/>
        </table:table-row>
        <table:table-row table:style-name="ro1">
          <table:table-cell office:value-type="float" office:value="-1.62977751691938" calcext:value-type="float">
            <text:p>-1.62977751691938</text:p>
          </table:table-cell>
          <table:table-cell/>
          <table:table-cell table:formula="of:=AVERAGE([.$A225:.A271])" office:value-type="float" office:value="0.052482904767356" calcext:value-type="float">
            <text:p>0.052482904767356</text:p>
          </table:table-cell>
          <table:table-cell table:number-columns-repeated="3"/>
        </table:table-row>
        <table:table-row table:style-name="ro1">
          <table:table-cell office:value-type="float" office:value="-1.48562571766376" calcext:value-type="float">
            <text:p>-1.48562571766376</text:p>
          </table:table-cell>
          <table:table-cell/>
          <table:table-cell table:formula="of:=AVERAGE([.$A226:.A272])" office:value-type="float" office:value="0.0583122102199717" calcext:value-type="float">
            <text:p>0.058312210219972</text:p>
          </table:table-cell>
          <table:table-cell table:number-columns-repeated="3"/>
        </table:table-row>
        <table:table-row table:style-name="ro1">
          <table:table-cell office:value-type="float" office:value="-1.77170470067263" calcext:value-type="float">
            <text:p>-1.77170470067263</text:p>
          </table:table-cell>
          <table:table-cell/>
          <table:table-cell table:formula="of:=AVERAGE([.$A227:.A273])" office:value-type="float" office:value="-0.0219368259645523" calcext:value-type="float">
            <text:p>-0.0219368259645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28:.A274])" office:value-type="float" office:value="0.0569530558253856" calcext:value-type="float">
            <text:p>0.056953055825386</text:p>
          </table:table-cell>
          <table:table-cell table:number-columns-repeated="3"/>
        </table:table-row>
        <table:table-row table:style-name="ro1">
          <table:table-cell office:value-type="float" office:value="-1.62291476582587" calcext:value-type="float">
            <text:p>-1.62291476582587</text:p>
          </table:table-cell>
          <table:table-cell/>
          <table:table-cell table:formula="of:=AVERAGE([.$A229:.A275])" office:value-type="float" office:value="0.0567919863934212" calcext:value-type="float">
            <text:p>0.056791986393421</text:p>
          </table:table-cell>
          <table:table-cell table:number-columns-repeated="3"/>
        </table:table-row>
        <table:table-row table:style-name="ro1">
          <table:table-cell office:value-type="float" office:value="-1.56489759138227" calcext:value-type="float">
            <text:p>-1.56489759138227</text:p>
          </table:table-cell>
          <table:table-cell/>
          <table:table-cell table:formula="of:=AVERAGE([.$A230:.A276])" office:value-type="float" office:value="-0.0190568985296057" calcext:value-type="float">
            <text:p>-0.019056898529606</text:p>
          </table:table-cell>
          <table:table-cell table:number-columns-repeated="3"/>
        </table:table-row>
        <table:table-row table:style-name="ro1">
          <table:table-cell office:value-type="float" office:value="-1.81214318869412" calcext:value-type="float">
            <text:p>-1.81214318869412</text:p>
          </table:table-cell>
          <table:table-cell/>
          <table:table-cell table:formula="of:=AVERAGE([.$A231:.A277])" office:value-type="float" office:value="-0.100166328076289" calcext:value-type="float">
            <text:p>-0.1001663280762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32:.A278])" office:value-type="float" office:value="-0.100166328076289" calcext:value-type="float">
            <text:p>-0.100166328076289</text:p>
          </table:table-cell>
          <table:table-cell table:number-columns-repeated="3"/>
        </table:table-row>
        <table:table-row table:style-name="ro1">
          <table:table-cell office:value-type="float" office:value="-1.80394285233021" calcext:value-type="float">
            <text:p>-1.80394285233021</text:p>
          </table:table-cell>
          <table:table-cell/>
          <table:table-cell table:formula="of:=AVERAGE([.$A233:.A279])" office:value-type="float" office:value="-0.181101282381187" calcext:value-type="float">
            <text:p>-0.181101282381187</text:p>
          </table:table-cell>
          <table:table-cell table:number-columns-repeated="3"/>
        </table:table-row>
        <table:table-row table:style-name="ro1">
          <table:table-cell office:value-type="float" office:value="-1.5588092317611" calcext:value-type="float">
            <text:p>-1.5588092317611</text:p>
          </table:table-cell>
          <table:table-cell/>
          <table:table-cell table:formula="of:=AVERAGE([.$A234:.A280])" office:value-type="float" office:value="-0.175466648260013" calcext:value-type="float">
            <text:p>-0.1754666482600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35:.A281])" office:value-type="float" office:value="-0.0947580449376969" calcext:value-type="float">
            <text:p>-0.094758044937697</text:p>
          </table:table-cell>
          <table:table-cell table:number-columns-repeated="3"/>
        </table:table-row>
        <table:table-row table:style-name="ro1">
          <table:table-cell office:value-type="float" office:value="-1.80977425478101" calcext:value-type="float">
            <text:p>-1.80977425478101</text:p>
          </table:table-cell>
          <table:table-cell/>
          <table:table-cell table:formula="of:=AVERAGE([.$A236:.A282])" office:value-type="float" office:value="-0.101248903388926" calcext:value-type="float">
            <text:p>-0.101248903388926</text:p>
          </table:table-cell>
          <table:table-cell table:number-columns-repeated="3"/>
        </table:table-row>
        <table:table-row table:style-name="ro1">
          <table:table-cell office:value-type="float" office:value="-1.63215818403661" calcext:value-type="float">
            <text:p>-1.63215818403661</text:p>
          </table:table-cell>
          <table:table-cell/>
          <table:table-cell table:formula="of:=AVERAGE([.$A237:.A283])" office:value-type="float" office:value="-0.101776772753292" calcext:value-type="float">
            <text:p>-0.101776772753292</text:p>
          </table:table-cell>
          <table:table-cell table:number-columns-repeated="3"/>
        </table:table-row>
        <table:table-row table:style-name="ro1">
          <table:table-cell office:value-type="float" office:value="-1.67377351243198" calcext:value-type="float">
            <text:p>-1.67377351243198</text:p>
          </table:table-cell>
          <table:table-cell/>
          <table:table-cell table:formula="of:=AVERAGE([.$A238:.A284])" office:value-type="float" office:value="-0.179942166634823" calcext:value-type="float">
            <text:p>-0.1799421666348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39:.A285])" office:value-type="float" office:value="-0.179942166634823" calcext:value-type="float">
            <text:p>-0.179942166634823</text:p>
          </table:table-cell>
          <table:table-cell table:number-columns-repeated="3"/>
        </table:table-row>
        <table:table-row table:style-name="ro1">
          <table:table-cell office:value-type="float" office:value="-1.66381906205118" calcext:value-type="float">
            <text:p>-1.66381906205118</text:p>
          </table:table-cell>
          <table:table-cell/>
          <table:table-cell table:formula="of:=AVERAGE([.$A240:.A286])" office:value-type="float" office:value="-0.257895763699742" calcext:value-type="float">
            <text:p>-0.2578957636997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41:.A287])" office:value-type="float" office:value="-0.176138087107209" calcext:value-type="float">
            <text:p>-0.17613808710720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42:.A288])" office:value-type="float" office:value="-0.0953972798842065" calcext:value-type="float">
            <text:p>-0.095397279884207</text:p>
          </table:table-cell>
          <table:table-cell table:number-columns-repeated="3"/>
        </table:table-row>
        <table:table-row table:style-name="ro1">
          <table:table-cell office:value-type="float" office:value="-1.77551799201369" calcext:value-type="float">
            <text:p>-1.77551799201369</text:p>
          </table:table-cell>
          <table:table-cell/>
          <table:table-cell table:formula="of:=AVERAGE([.$A243:.A289])" office:value-type="float" office:value="-0.0945922572598178" calcext:value-type="float">
            <text:p>-0.094592257259818</text:p>
          </table:table-cell>
          <table:table-cell table:number-columns-repeated="3"/>
        </table:table-row>
        <table:table-row table:style-name="ro1">
          <table:table-cell office:value-type="float" office:value="-1.61140918585956" calcext:value-type="float">
            <text:p>-1.61140918585956</text:p>
          </table:table-cell>
          <table:table-cell/>
          <table:table-cell table:formula="of:=AVERAGE([.$A244:.A290])" office:value-type="float" office:value="-0.171430750575979" calcext:value-type="float">
            <text:p>-0.171430750575979</text:p>
          </table:table-cell>
          <table:table-cell table:number-columns-repeated="3"/>
        </table:table-row>
        <table:table-row table:style-name="ro1">
          <table:table-cell office:value-type="float" office:value="-1.47827369195819" calcext:value-type="float">
            <text:p>-1.47827369195819</text:p>
          </table:table-cell>
          <table:table-cell/>
          <table:table-cell table:formula="of:=AVERAGE([.$A245:.A291])" office:value-type="float" office:value="-0.245436573809132" calcext:value-type="float">
            <text:p>-0.245436573809132</text:p>
          </table:table-cell>
          <table:table-cell table:number-columns-repeated="3"/>
        </table:table-row>
        <table:table-row table:style-name="ro1">
          <table:table-cell office:value-type="float" office:value="-1.64885570682883" calcext:value-type="float">
            <text:p>-1.64885570682883</text:p>
          </table:table-cell>
          <table:table-cell/>
          <table:table-cell table:formula="of:=AVERAGE([.$A246:.A292])" office:value-type="float" office:value="-0.323071801614" calcext:value-type="float">
            <text:p>-0.323071801614</text:p>
          </table:table-cell>
          <table:table-cell table:number-columns-repeated="3"/>
        </table:table-row>
        <table:table-row table:style-name="ro1">
          <table:table-cell office:value-type="float" office:value="-1.7559634340167" calcext:value-type="float">
            <text:p>-1.7559634340167</text:p>
          </table:table-cell>
          <table:table-cell/>
          <table:table-cell table:formula="of:=AVERAGE([.$A247:.A293])" office:value-type="float" office:value="-0.324903180028276" calcext:value-type="float">
            <text:p>-0.3249031800282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48:.A294])" office:value-type="float" office:value="-0.244025343959636" calcext:value-type="float">
            <text:p>-0.244025343959636</text:p>
          </table:table-cell>
          <table:table-cell table:number-columns-repeated="3"/>
        </table:table-row>
        <table:table-row table:style-name="ro1">
          <table:table-cell office:value-type="float" office:value="-1.51835901053548" calcext:value-type="float">
            <text:p>-1.51835901053548</text:p>
          </table:table-cell>
          <table:table-cell/>
          <table:table-cell table:formula="of:=AVERAGE([.$A249:.A295])" office:value-type="float" office:value="-0.243316333894971" calcext:value-type="float">
            <text:p>-0.2433163338949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50:.A296])" office:value-type="float" office:value="-0.243316333894971" calcext:value-type="float">
            <text:p>-0.243316333894971</text:p>
          </table:table-cell>
          <table:table-cell table:number-columns-repeated="3"/>
        </table:table-row>
        <table:table-row table:style-name="ro1">
          <table:table-cell office:value-type="float" office:value="-1.62072182997465" calcext:value-type="float">
            <text:p>-1.62072182997465</text:p>
          </table:table-cell>
          <table:table-cell/>
          <table:table-cell table:formula="of:=AVERAGE([.$A251:.A297])" office:value-type="float" office:value="-0.240272740744593" calcext:value-type="float">
            <text:p>-0.2402727407445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52:.A298])" office:value-type="float" office:value="-0.160606045948698" calcext:value-type="float">
            <text:p>-0.1606060459486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53:.A299])" office:value-type="float" office:value="-0.0862544926220432" calcext:value-type="float">
            <text:p>-0.0862544926220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54:.A300])" office:value-type="float" office:value="-0.0123426099146933" calcext:value-type="float">
            <text:p>-0.0123426099146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55:.A301])" office:value-type="float" office:value="0.0610418527850446" calcext:value-type="float">
            <text:p>0.0610418527850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56:.A302])" office:value-type="float" office:value="0.0610418527850446" calcext:value-type="float">
            <text:p>0.061041852785045</text:p>
          </table:table-cell>
          <table:table-cell table:number-columns-repeated="3"/>
        </table:table-row>
        <table:table-row table:style-name="ro1">
          <table:table-cell office:value-type="float" office:value="-1.64997153454125" calcext:value-type="float">
            <text:p>-1.64997153454125</text:p>
          </table:table-cell>
          <table:table-cell/>
          <table:table-cell table:formula="of:=AVERAGE([.$A257:.A303])" office:value-type="float" office:value="-0.016617116034982" calcext:value-type="float">
            <text:p>-0.01661711603498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58:.A304])" office:value-type="float" office:value="0.0618121501180721" calcext:value-type="float">
            <text:p>0.0618121501180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59:.A305])" office:value-type="float" office:value="0.135272179645237" calcext:value-type="float">
            <text:p>0.1352721796452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60:.A306])" office:value-type="float" office:value="0.135272179645237" calcext:value-type="float">
            <text:p>0.1352721796452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61:.A307])" office:value-type="float" office:value="0.135272179645237" calcext:value-type="float">
            <text:p>0.1352721796452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62:.A308])" office:value-type="float" office:value="0.135272179645237" calcext:value-type="float">
            <text:p>0.13527217964523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63:.A309])" office:value-type="float" office:value="0.213140698498107" calcext:value-type="float">
            <text:p>0.213140698498107</text:p>
          </table:table-cell>
          <table:table-cell table:number-columns-repeated="3"/>
        </table:table-row>
        <table:table-row table:style-name="ro1">
          <table:table-cell office:value-type="float" office:value="-1.67231624847948" calcext:value-type="float">
            <text:p>-1.67231624847948</text:p>
          </table:table-cell>
          <table:table-cell/>
          <table:table-cell table:formula="of:=AVERAGE([.$A264:.A310])" office:value-type="float" office:value="0.135006310232586" calcext:value-type="float">
            <text:p>0.1350063102325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65:.A311])" office:value-type="float" office:value="0.216000205165021" calcext:value-type="float">
            <text:p>0.2160002051650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66:.A312])" office:value-type="float" office:value="0.289360502457112" calcext:value-type="float">
            <text:p>0.289360502457112</text:p>
          </table:table-cell>
          <table:table-cell table:number-columns-repeated="3"/>
        </table:table-row>
        <table:table-row table:style-name="ro1">
          <table:table-cell office:value-type="float" office:value="-1.82035291162133" calcext:value-type="float">
            <text:p>-1.82035291162133</text:p>
          </table:table-cell>
          <table:table-cell/>
          <table:table-cell table:formula="of:=AVERAGE([.$A267:.A313])" office:value-type="float" office:value="0.20807639795453" calcext:value-type="float">
            <text:p>0.20807639795453</text:p>
          </table:table-cell>
          <table:table-cell table:number-columns-repeated="3"/>
        </table:table-row>
        <table:table-row table:style-name="ro1">
          <table:table-cell office:value-type="float" office:value="-1.82486902188957" calcext:value-type="float">
            <text:p>-1.82486902188957</text:p>
          </table:table-cell>
          <table:table-cell/>
          <table:table-cell table:formula="of:=AVERAGE([.$A268:.A314])" office:value-type="float" office:value="0.126696205999433" calcext:value-type="float">
            <text:p>0.126696205999433</text:p>
          </table:table-cell>
          <table:table-cell table:number-columns-repeated="3"/>
        </table:table-row>
        <table:table-row table:style-name="ro1">
          <table:table-cell office:value-type="float" office:value="-1.64197652924955" calcext:value-type="float">
            <text:p>-1.64197652924955</text:p>
          </table:table-cell>
          <table:table-cell/>
          <table:table-cell table:formula="of:=AVERAGE([.$A269:.A315])" office:value-type="float" office:value="0.0492073436749743" calcext:value-type="float">
            <text:p>0.0492073436749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70:.A316])" office:value-type="float" office:value="0.126639836691098" calcext:value-type="float">
            <text:p>0.1266398366910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71:.A317])" office:value-type="float" office:value="0.126639836691098" calcext:value-type="float">
            <text:p>0.126639836691098</text:p>
          </table:table-cell>
          <table:table-cell table:number-columns-repeated="3"/>
        </table:table-row>
        <table:table-row table:style-name="ro1">
          <table:table-cell office:value-type="float" office:value="-1.71383536460102" calcext:value-type="float">
            <text:p>-1.71383536460102</text:p>
          </table:table-cell>
          <table:table-cell/>
          <table:table-cell table:formula="of:=AVERAGE([.$A272:.A318])" office:value-type="float" office:value="0.124851371846808" calcext:value-type="float">
            <text:p>0.12485137184680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73:.A319])" office:value-type="float" office:value="0.199013621158803" calcext:value-type="float">
            <text:p>0.199013621158803</text:p>
          </table:table-cell>
          <table:table-cell table:number-columns-repeated="3"/>
        </table:table-row>
        <table:table-row table:style-name="ro1">
          <table:table-cell office:value-type="float" office:value="-1.78014791436195" calcext:value-type="float">
            <text:p>-1.78014791436195</text:p>
          </table:table-cell>
          <table:table-cell/>
          <table:table-cell table:formula="of:=AVERAGE([.$A274:.A320])" office:value-type="float" office:value="0.198833978314349" calcext:value-type="float">
            <text:p>0.1988339783143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75:.A321])" office:value-type="float" office:value="0.198833978314349" calcext:value-type="float">
            <text:p>0.198833978314349</text:p>
          </table:table-cell>
          <table:table-cell table:number-columns-repeated="3"/>
        </table:table-row>
        <table:table-row table:style-name="ro1">
          <table:table-cell office:value-type="float" office:value="-1.69933547094166" calcext:value-type="float">
            <text:p>-1.69933547094166</text:p>
          </table:table-cell>
          <table:table-cell/>
          <table:table-cell table:formula="of:=AVERAGE([.$A276:.A322])" office:value-type="float" office:value="0.197208005865077" calcext:value-type="float">
            <text:p>0.197208005865077</text:p>
          </table:table-cell>
          <table:table-cell table:number-columns-repeated="3"/>
        </table:table-row>
        <table:table-row table:style-name="ro1">
          <table:table-cell office:value-type="float" office:value="-1.52211715581715" calcext:value-type="float">
            <text:p>-1.52211715581715</text:p>
          </table:table-cell>
          <table:table-cell/>
          <table:table-cell table:formula="of:=AVERAGE([.$A277:.A323])" office:value-type="float" office:value="0.198118227898377" calcext:value-type="float">
            <text:p>0.1981182278983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78:.A324])" office:value-type="float" office:value="0.27922765744506" calcext:value-type="float">
            <text:p>0.279227657445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79:.A325])" office:value-type="float" office:value="0.27922765744506" calcext:value-type="float">
            <text:p>0.279227657445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80:.A326])" office:value-type="float" office:value="0.360162611749959" calcext:value-type="float">
            <text:p>0.360162611749959</text:p>
          </table:table-cell>
          <table:table-cell table:number-columns-repeated="3"/>
        </table:table-row>
        <table:table-row table:style-name="ro1">
          <table:table-cell office:value-type="float" office:value="-1.61370537390709" calcext:value-type="float">
            <text:p>-1.61370537390709</text:p>
          </table:table-cell>
          <table:table-cell/>
          <table:table-cell table:formula="of:=AVERAGE([.$A281:.A327])" office:value-type="float" office:value="0.358994608725576" calcext:value-type="float">
            <text:p>0.3589946087255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82:.A328])" office:value-type="float" office:value="0.358994608725576" calcext:value-type="float">
            <text:p>0.3589946087255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83:.A329])" office:value-type="float" office:value="0.440053635423044" calcext:value-type="float">
            <text:p>0.4400536354230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84:.A330])" office:value-type="float" office:value="0.517333596785525" calcext:value-type="float">
            <text:p>0.517333596785525</text:p>
          </table:table-cell>
          <table:table-cell table:number-columns-repeated="3"/>
        </table:table-row>
        <table:table-row table:style-name="ro1">
          <table:table-cell office:value-type="float" office:value="-1.68406939905286" calcext:value-type="float">
            <text:p>-1.68406939905286</text:p>
          </table:table-cell>
          <table:table-cell/>
          <table:table-cell table:formula="of:=AVERAGE([.$A285:.A331])" office:value-type="float" office:value="0.517114535368059" calcext:value-type="float">
            <text:p>0.51711453536805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86:.A332])" office:value-type="float" office:value="0.51711453536806" calcext:value-type="float">
            <text:p>0.5171145353680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87:.A333])" office:value-type="float" office:value="0.595068132432978" calcext:value-type="float">
            <text:p>0.595068132432978</text:p>
          </table:table-cell>
          <table:table-cell table:number-columns-repeated="3"/>
        </table:table-row>
        <table:table-row table:style-name="ro1">
          <table:table-cell office:value-type="float" office:value="-1.77510732986927" calcext:value-type="float">
            <text:p>-1.77510732986927</text:p>
          </table:table-cell>
          <table:table-cell/>
          <table:table-cell table:formula="of:=AVERAGE([.$A288:.A334])" office:value-type="float" office:value="0.514746699882568" calcext:value-type="float">
            <text:p>0.514746699882568</text:p>
          </table:table-cell>
          <table:table-cell table:number-columns-repeated="3"/>
        </table:table-row>
        <table:table-row table:style-name="ro1">
          <table:table-cell office:value-type="float" office:value="-1.8985441572398" calcext:value-type="float">
            <text:p>-1.8985441572398</text:p>
          </table:table-cell>
          <table:table-cell/>
          <table:table-cell table:formula="of:=AVERAGE([.$A289:.A335])" office:value-type="float" office:value="0.431798951856189" calcext:value-type="float">
            <text:p>0.431798951856189</text:p>
          </table:table-cell>
          <table:table-cell table:number-columns-repeated="3"/>
        </table:table-row>
        <table:table-row table:style-name="ro1">
          <table:table-cell office:value-type="float" office:value="-1.48278393562436" calcext:value-type="float">
            <text:p>-1.48278393562436</text:p>
          </table:table-cell>
          <table:table-cell/>
          <table:table-cell table:formula="of:=AVERAGE([.$A290:.A336])" office:value-type="float" office:value="0.438027336034686" calcext:value-type="float">
            <text:p>0.4380273360346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291:.A337])" office:value-type="float" office:value="0.514865829350847" calcext:value-type="float">
            <text:p>0.514865829350847</text:p>
          </table:table-cell>
          <table:table-cell table:number-columns-repeated="3"/>
        </table:table-row>
        <table:table-row table:style-name="ro1">
          <table:table-cell office:value-type="float" office:value="-1.59697969142497" calcext:value-type="float">
            <text:p>-1.59697969142497</text:p>
          </table:table-cell>
          <table:table-cell/>
          <table:table-cell table:formula="of:=AVERAGE([.$A292:.A338])" office:value-type="float" office:value="0.512340169787724" calcext:value-type="float">
            <text:p>0.512340169787724</text:p>
          </table:table-cell>
          <table:table-cell table:number-columns-repeated="3"/>
        </table:table-row>
        <table:table-row table:style-name="ro1">
          <table:table-cell office:value-type="float" office:value="-1.64008983002603" calcext:value-type="float">
            <text:p>-1.64008983002603</text:p>
          </table:table-cell>
          <table:table-cell/>
          <table:table-cell table:formula="of:=AVERAGE([.$A293:.A339])" office:value-type="float" office:value="0.512526677804805" calcext:value-type="float">
            <text:p>0.512526677804805</text:p>
          </table:table-cell>
          <table:table-cell table:number-columns-repeated="3"/>
        </table:table-row>
        <table:table-row table:style-name="ro1">
          <table:table-cell office:value-type="float" office:value="-1.77303407270014" calcext:value-type="float">
            <text:p>-1.77303407270014</text:p>
          </table:table-cell>
          <table:table-cell/>
          <table:table-cell table:formula="of:=AVERAGE([.$A294:.A340])" office:value-type="float" office:value="0.512163472726434" calcext:value-type="float">
            <text:p>0.512163472726434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$A295:.A341])" office:value-type="float" office:value="0.42705708974771" calcext:value-type="float">
            <text:p>0.42705708974771</text:p>
          </table:table-cell>
          <table:table-cell table:number-columns-repeated="3"/>
        </table:table-row>
        <table:table-row table:style-name="ro1">
          <table:table-cell office:value-type="float" office:value="-1.67548773355484" calcext:value-type="float">
            <text:p>-1.67548773355484</text:p>
          </table:table-cell>
          <table:table-cell/>
          <table:table-cell table:formula="of:=AVERAGE([.$A296:.A342])" office:value-type="float" office:value="0.423713925428149" calcext:value-type="float">
            <text:p>0.423713925428149</text:p>
          </table:table-cell>
          <table:table-cell table:number-columns-repeated="3"/>
        </table:table-row>
        <table:table-row table:style-name="ro1">
          <table:table-cell office:value-type="float" office:value="-1.85231767962277" calcext:value-type="float">
            <text:p>-1.85231767962277</text:p>
          </table:table-cell>
          <table:table-cell/>
          <table:table-cell table:formula="of:=AVERAGE([.$A297:.A343])" office:value-type="float" office:value="0.341749719478729" calcext:value-type="float">
            <text:p>0.341749719478729</text:p>
          </table:table-cell>
          <table:table-cell table:number-columns-repeated="3"/>
        </table:table-row>
        <table:table-row table:style-name="ro1">
          <table:table-cell office:value-type="float" office:value="-1.87314998354912" calcext:value-type="float">
            <text:p>-1.87314998354912</text:p>
          </table:table-cell>
          <table:table-cell/>
          <table:table-cell table:formula="of:=AVERAGE([.$A298:.A344])" office:value-type="float" office:value="0.336378907700549" calcext:value-type="float">
            <text:p>0.336378907700549</text:p>
          </table:table-cell>
          <table:table-cell table:number-columns-repeated="3"/>
        </table:table-row>
        <table:table-row table:style-name="ro1">
          <table:table-cell office:value-type="float" office:value="-1.58781019240022" calcext:value-type="float">
            <text:p>-1.58781019240022</text:p>
          </table:table-cell>
          <table:table-cell/>
          <table:table-cell table:formula="of:=AVERAGE([.$A299:.A345])" office:value-type="float" office:value="0.260042520628204" calcext:value-type="float">
            <text:p>0.260042520628204</text:p>
          </table:table-cell>
          <table:table-cell table:number-columns-repeated="3"/>
        </table:table-row>
        <table:table-row table:style-name="ro1">
          <table:table-cell office:value-type="float" office:value="-1.53719784308076" calcext:value-type="float">
            <text:p>-1.53719784308076</text:p>
          </table:table-cell>
          <table:table-cell/>
          <table:table-cell table:formula="of:=AVERAGE([.$A300:.A346])" office:value-type="float" office:value="0.184782992052017" calcext:value-type="float">
            <text:p>0.184782992052017</text:p>
          </table:table-cell>
          <table:table-cell table:number-columns-repeated="3"/>
        </table:table-row>
        <table:table-row table:style-name="ro1">
          <table:table-cell office:value-type="float" office:value="-1.54424832544029" calcext:value-type="float">
            <text:p>-1.54424832544029</text:p>
          </table:table-cell>
          <table:table-cell/>
          <table:table-cell table:formula="of:=AVERAGE([.$A301:.A347])" office:value-type="float" office:value="0.109373453212862" calcext:value-type="float">
            <text:p>0.1093734532128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02:.A348])" office:value-type="float" office:value="0.109373453212862" calcext:value-type="float">
            <text:p>0.1093734532128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03:.A349])" office:value-type="float" office:value="0.109373453212862" calcext:value-type="float">
            <text:p>0.1093734532128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04:.A350])" office:value-type="float" office:value="0.187032422032889" calcext:value-type="float">
            <text:p>0.187032422032889</text:p>
          </table:table-cell>
          <table:table-cell table:number-columns-repeated="3"/>
        </table:table-row>
        <table:table-row table:style-name="ro1">
          <table:table-cell office:value-type="float" office:value="-1.7944518635124" calcext:value-type="float">
            <text:p>-1.7944518635124</text:p>
          </table:table-cell>
          <table:table-cell/>
          <table:table-cell table:formula="of:=AVERAGE([.$A305:.A351])" office:value-type="float" office:value="0.106299403660285" calcext:value-type="float">
            <text:p>0.106299403660285</text:p>
          </table:table-cell>
          <table:table-cell table:number-columns-repeated="3"/>
        </table:table-row>
        <table:table-row table:style-name="ro1">
          <table:table-cell office:value-type="float" office:value="-1.64619461613298" calcext:value-type="float">
            <text:p>-1.64619461613298</text:p>
          </table:table-cell>
          <table:table-cell/>
          <table:table-cell table:formula="of:=AVERAGE([.$A306:.A352])" office:value-type="float" office:value="0.0287207948063916" calcext:value-type="float">
            <text:p>0.0287207948063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07:.A353])" office:value-type="float" office:value="0.0287207948063916" calcext:value-type="float">
            <text:p>0.028720794806392</text:p>
          </table:table-cell>
          <table:table-cell table:number-columns-repeated="3"/>
        </table:table-row>
        <table:table-row table:style-name="ro1">
          <table:table-cell office:value-type="float" office:value="-1.8398875231713" calcext:value-type="float">
            <text:p>-1.8398875231713</text:p>
          </table:table-cell>
          <table:table-cell/>
          <table:table-cell table:formula="of:=AVERAGE([.$A308:.A354])" office:value-type="float" office:value="-0.0529789397291681" calcext:value-type="float">
            <text:p>-0.052978939729168</text:p>
          </table:table-cell>
          <table:table-cell table:number-columns-repeated="3"/>
        </table:table-row>
        <table:table-row table:style-name="ro1">
          <table:table-cell office:value-type="float" office:value="-1.59709702346623" calcext:value-type="float">
            <text:p>-1.59709702346623</text:p>
          </table:table-cell>
          <table:table-cell/>
          <table:table-cell table:formula="of:=AVERAGE([.$A309:.A355])" office:value-type="float" office:value="-0.129512918951854" calcext:value-type="float">
            <text:p>-0.129512918951854</text:p>
          </table:table-cell>
          <table:table-cell table:number-columns-repeated="3"/>
        </table:table-row>
        <table:table-row table:style-name="ro1">
          <table:table-cell office:value-type="float" office:value="-1.73138471801281" calcext:value-type="float">
            <text:p>-1.73138471801281</text:p>
          </table:table-cell>
          <table:table-cell/>
          <table:table-cell table:formula="of:=AVERAGE([.$A310:.A356])" office:value-type="float" office:value="-0.208904083164892" calcext:value-type="float">
            <text:p>-0.208904083164892</text:p>
          </table:table-cell>
          <table:table-cell table:number-columns-repeated="3"/>
        </table:table-row>
        <table:table-row table:style-name="ro1">
          <table:table-cell office:value-type="float" office:value="-1.75846260649562" calcext:value-type="float">
            <text:p>-1.75846260649562</text:p>
          </table:table-cell>
          <table:table-cell/>
          <table:table-cell table:formula="of:=AVERAGE([.$A311:.A357])" office:value-type="float" office:value="-0.210736984399278" calcext:value-type="float">
            <text:p>-0.2107369843992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12:.A358])" office:value-type="float" office:value="-0.210736984399278" calcext:value-type="float">
            <text:p>-0.2107369843992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13:.A359])" office:value-type="float" office:value="-0.210736984399278" calcext:value-type="float">
            <text:p>-0.210736984399278</text:p>
          </table:table-cell>
          <table:table-cell table:number-columns-repeated="3"/>
        </table:table-row>
        <table:table-row table:style-name="ro1">
          <table:table-cell office:value-type="float" office:value="-1.55774033686519" calcext:value-type="float">
            <text:p>-1.55774033686519</text:p>
          </table:table-cell>
          <table:table-cell/>
          <table:table-cell table:formula="of:=AVERAGE([.$A314:.A360])" office:value-type="float" office:value="-0.205149482808722" calcext:value-type="float">
            <text:p>-0.2051494828087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15:.A361])" office:value-type="float" office:value="-0.123769290853625" calcext:value-type="float">
            <text:p>-0.123769290853625</text:p>
          </table:table-cell>
          <table:table-cell table:number-columns-repeated="3"/>
        </table:table-row>
        <table:table-row table:style-name="ro1">
          <table:table-cell office:value-type="float" office:value="-1.75402745533586" calcext:value-type="float">
            <text:p>-1.75402745533586</text:p>
          </table:table-cell>
          <table:table-cell/>
          <table:table-cell table:formula="of:=AVERAGE([.$A316:.A362])" office:value-type="float" office:value="-0.12615335311078" calcext:value-type="float">
            <text:p>-0.12615335311078</text:p>
          </table:table-cell>
          <table:table-cell table:number-columns-repeated="3"/>
        </table:table-row>
        <table:table-row table:style-name="ro1">
          <table:table-cell office:value-type="float" office:value="-1.76602817651629" calcext:value-type="float">
            <text:p>-1.76602817651629</text:p>
          </table:table-cell>
          <table:table-cell/>
          <table:table-cell table:formula="of:=AVERAGE([.$A317:.A363])" office:value-type="float" office:value="-0.206281612185595" calcext:value-type="float">
            <text:p>-0.2062816121855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18:.A364])" office:value-type="float" office:value="-0.206281612185595" calcext:value-type="float">
            <text:p>-0.206281612185595</text:p>
          </table:table-cell>
          <table:table-cell table:number-columns-repeated="3"/>
        </table:table-row>
        <table:table-row table:style-name="ro1">
          <table:table-cell office:value-type="float" office:value="-1.51715518379211" calcext:value-type="float">
            <text:p>-1.51715518379211</text:p>
          </table:table-cell>
          <table:table-cell/>
          <table:table-cell table:formula="of:=AVERAGE([.$A319:.A365])" office:value-type="float" office:value="-0.202096927487533" calcext:value-type="float">
            <text:p>-0.202096927487533</text:p>
          </table:table-cell>
          <table:table-cell table:number-columns-repeated="3"/>
        </table:table-row>
        <table:table-row table:style-name="ro1">
          <table:table-cell office:value-type="float" office:value="-1.83492555114627" calcext:value-type="float">
            <text:p>-1.83492555114627</text:p>
          </table:table-cell>
          <table:table-cell/>
          <table:table-cell table:formula="of:=AVERAGE([.$A320:.A366])" office:value-type="float" office:value="-0.28369108815022" calcext:value-type="float">
            <text:p>-0.28369108815022</text:p>
          </table:table-cell>
          <table:table-cell table:number-columns-repeated="3"/>
        </table:table-row>
        <table:table-row table:style-name="ro1">
          <table:table-cell office:value-type="float" office:value="-1.6535607216835" calcext:value-type="float">
            <text:p>-1.6535607216835</text:p>
          </table:table-cell>
          <table:table-cell/>
          <table:table-cell table:formula="of:=AVERAGE([.$A321:.A367])" office:value-type="float" office:value="-0.280997743625146" calcext:value-type="float">
            <text:p>-0.280997743625146</text:p>
          </table:table-cell>
          <table:table-cell table:number-columns-repeated="3"/>
        </table:table-row>
        <table:table-row table:style-name="ro1">
          <table:table-cell office:value-type="float" office:value="-1.73879775637984" calcext:value-type="float">
            <text:p>-1.73879775637984</text:p>
          </table:table-cell>
          <table:table-cell/>
          <table:table-cell table:formula="of:=AVERAGE([.$A322:.A368])" office:value-type="float" office:value="-0.36054663205876" calcext:value-type="float">
            <text:p>-0.36054663205876</text:p>
          </table:table-cell>
          <table:table-cell table:number-columns-repeated="3"/>
        </table:table-row>
        <table:table-row table:style-name="ro1">
          <table:table-cell office:value-type="float" office:value="-1.86491562089324" calcext:value-type="float">
            <text:p>-1.86491562089324</text:p>
          </table:table-cell>
          <table:table-cell/>
          <table:table-cell table:formula="of:=AVERAGE([.$A323:.A369])" office:value-type="float" office:value="-0.364069613972623" calcext:value-type="float">
            <text:p>-0.364069613972623</text:p>
          </table:table-cell>
          <table:table-cell table:number-columns-repeated="3"/>
        </table:table-row>
        <table:table-row table:style-name="ro1">
          <table:table-cell office:value-type="float" office:value="-1.56267297587991" calcext:value-type="float">
            <text:p>-1.56267297587991</text:p>
          </table:table-cell>
          <table:table-cell/>
          <table:table-cell table:formula="of:=AVERAGE([.$A324:.A370])" office:value-type="float" office:value="-0.364932503761193" calcext:value-type="float">
            <text:p>-0.364932503761193</text:p>
          </table:table-cell>
          <table:table-cell table:number-columns-repeated="3"/>
        </table:table-row>
        <table:table-row table:style-name="ro1">
          <table:table-cell office:value-type="float" office:value="-1.44506520431936" calcext:value-type="float">
            <text:p>-1.44506520431936</text:p>
          </table:table-cell>
          <table:table-cell/>
          <table:table-cell table:formula="of:=AVERAGE([.$A325:.A371])" office:value-type="float" office:value="-0.438231763427562" calcext:value-type="float">
            <text:p>-0.438231763427562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$A326:.A372])" office:value-type="float" office:value="-0.523338146406285" calcext:value-type="float">
            <text:p>-0.523338146406285</text:p>
          </table:table-cell>
          <table:table-cell table:number-columns-repeated="3"/>
        </table:table-row>
        <table:table-row table:style-name="ro1">
          <table:table-cell office:value-type="float" office:value="-1.64836291225553" calcext:value-type="float">
            <text:p>-1.64836291225553</text:p>
          </table:table-cell>
          <table:table-cell/>
          <table:table-cell table:formula="of:=AVERAGE([.$A327:.A373])" office:value-type="float" office:value="-0.600962889220233" calcext:value-type="float">
            <text:p>-0.6009628892202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28:.A374])" office:value-type="float" office:value="-0.524075540839231" calcext:value-type="float">
            <text:p>-0.5240755408392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29:.A375])" office:value-type="float" office:value="-0.524075540839231" calcext:value-type="float">
            <text:p>-0.5240755408392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30:.A376])" office:value-type="float" office:value="-0.524075540839231" calcext:value-type="float">
            <text:p>-0.5240755408392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31:.A377])" office:value-type="float" office:value="-0.524075540839231" calcext:value-type="float">
            <text:p>-0.524075540839231</text:p>
          </table:table-cell>
          <table:table-cell table:number-columns-repeated="3"/>
        </table:table-row>
        <table:table-row table:style-name="ro1">
          <table:table-cell office:value-type="float" office:value="-1.54097241484821" calcext:value-type="float">
            <text:p>-1.54097241484821</text:p>
          </table:table-cell>
          <table:table-cell/>
          <table:table-cell table:formula="of:=AVERAGE([.$A332:.A378])" office:value-type="float" office:value="-0.521030924154026" calcext:value-type="float">
            <text:p>-0.521030924154026</text:p>
          </table:table-cell>
          <table:table-cell table:number-columns-repeated="3"/>
        </table:table-row>
        <table:table-row table:style-name="ro1">
          <table:table-cell office:value-type="float" office:value="-1.64372125670314" calcext:value-type="float">
            <text:p>-1.64372125670314</text:p>
          </table:table-cell>
          <table:table-cell/>
          <table:table-cell table:formula="of:=AVERAGE([.$A333:.A379])" office:value-type="float" office:value="-0.598556908339199" calcext:value-type="float">
            <text:p>-0.5985569083391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34:.A380])" office:value-type="float" office:value="-0.598556908339199" calcext:value-type="float">
            <text:p>-0.5985569083391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35:.A381])" office:value-type="float" office:value="-0.518235475788789" calcext:value-type="float">
            <text:p>-0.5182354757887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36:.A382])" office:value-type="float" office:value="-0.43528772776241" calcext:value-type="float">
            <text:p>-0.435287727762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37:.A383])" office:value-type="float" office:value="-0.361185941898062" calcext:value-type="float">
            <text:p>-0.3611859418980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38:.A384])" office:value-type="float" office:value="-0.361185941898062" calcext:value-type="float">
            <text:p>-0.36118594189806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39:.A385])" office:value-type="float" office:value="-0.284654459101786" calcext:value-type="float">
            <text:p>-0.284654459101786</text:p>
          </table:table-cell>
          <table:table-cell table:number-columns-repeated="3"/>
        </table:table-row>
        <table:table-row table:style-name="ro1">
          <table:table-cell office:value-type="float" office:value="-1.58893423335552" calcext:value-type="float">
            <text:p>-1.58893423335552</text:p>
          </table:table-cell>
          <table:table-cell/>
          <table:table-cell table:formula="of:=AVERAGE([.$A340:.A386])" office:value-type="float" office:value="-0.28356604215135" calcext:value-type="float">
            <text:p>-0.283566042151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41:.A387])" office:value-type="float" office:value="-0.203288721455602" calcext:value-type="float">
            <text:p>-0.2032887214556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42:.A388])" office:value-type="float" office:value="-0.118182338476879" calcext:value-type="float">
            <text:p>-0.1181823384768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43:.A389])" office:value-type="float" office:value="-0.0399804718054989" calcext:value-type="float">
            <text:p>-0.0399804718054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44:.A390])" office:value-type="float" office:value="0.0419837341439217" calcext:value-type="float">
            <text:p>0.041983734143922</text:p>
          </table:table-cell>
          <table:table-cell table:number-columns-repeated="3"/>
        </table:table-row>
        <table:table-row table:style-name="ro1">
          <table:table-cell office:value-type="float" office:value="-1.47626731405258" calcext:value-type="float">
            <text:p>-1.47626731405258</text:p>
          </table:table-cell>
          <table:table-cell/>
          <table:table-cell table:formula="of:=AVERAGE([.$A345:.A391])" office:value-type="float" office:value="0.0504280462608692" calcext:value-type="float">
            <text:p>0.050428046260869</text:p>
          </table:table-cell>
          <table:table-cell table:number-columns-repeated="3"/>
        </table:table-row>
        <table:table-row table:style-name="ro1">
          <table:table-cell office:value-type="float" office:value="-1.87512702844441" calcext:value-type="float">
            <text:p>-1.87512702844441</text:p>
          </table:table-cell>
          <table:table-cell/>
          <table:table-cell table:formula="of:=AVERAGE([.$A346:.A392])" office:value-type="float" office:value="0.0443149220897162" calcext:value-type="float">
            <text:p>0.044314922089716</text:p>
          </table:table-cell>
          <table:table-cell table:number-columns-repeated="3"/>
        </table:table-row>
        <table:table-row table:style-name="ro1">
          <table:table-cell office:value-type="float" office:value="-1.75629548369348" calcext:value-type="float">
            <text:p>-1.75629548369348</text:p>
          </table:table-cell>
          <table:table-cell/>
          <table:table-cell table:formula="of:=AVERAGE([.$A347:.A393])" office:value-type="float" office:value="0.039653270161786" calcext:value-type="float">
            <text:p>0.039653270161786</text:p>
          </table:table-cell>
          <table:table-cell table:number-columns-repeated="3"/>
        </table:table-row>
        <table:table-row table:style-name="ro1">
          <table:table-cell office:value-type="float" office:value="-1.50093285576701" calcext:value-type="float">
            <text:p>-1.50093285576701</text:p>
          </table:table-cell>
          <table:table-cell/>
          <table:table-cell table:formula="of:=AVERAGE([.$A348:.A394])" office:value-type="float" office:value="0.0405748758995152" calcext:value-type="float">
            <text:p>0.040574875899515</text:p>
          </table:table-cell>
          <table:table-cell table:number-columns-repeated="3"/>
        </table:table-row>
        <table:table-row table:style-name="ro1">
          <table:table-cell office:value-type="float" office:value="-1.689654404217" calcext:value-type="float">
            <text:p>-1.689654404217</text:p>
          </table:table-cell>
          <table:table-cell/>
          <table:table-cell table:formula="of:=AVERAGE([.$A349:.A395])" office:value-type="float" office:value="-0.0379284092965913" calcext:value-type="float">
            <text:p>-0.037928409296591</text:p>
          </table:table-cell>
          <table:table-cell table:number-columns-repeated="3"/>
        </table:table-row>
        <table:table-row table:style-name="ro1">
          <table:table-cell office:value-type="float" office:value="-1.67878593723476" calcext:value-type="float">
            <text:p>-1.67878593723476</text:p>
          </table:table-cell>
          <table:table-cell/>
          <table:table-cell table:formula="of:=AVERAGE([.$A350:.A396])" office:value-type="float" office:value="-0.116200450514352" calcext:value-type="float">
            <text:p>-0.1162004505143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51:.A397])" office:value-type="float" office:value="-0.116200450514352" calcext:value-type="float">
            <text:p>-0.1162004505143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52:.A398])" office:value-type="float" office:value="-0.0354674321417479" calcext:value-type="float">
            <text:p>-0.0354674321417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53:.A399])" office:value-type="float" office:value="0.0421111767121452" calcext:value-type="float">
            <text:p>0.0421111767121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354:.A400])" office:value-type="float" office:value="0.0421111767121453" calcext:value-type="float">
            <text:p>0.042111176712145</text:p>
          </table:table-cell>
          <table:table-cell table:number-columns-repeated="3"/>
        </table:table-row>
        <table:table-row table:style-name="ro1">
          <table:table-cell office:value-type="float" office:value="-1.76449347341657" calcext:value-type="float">
            <text:p>-1.76449347341657</text:p>
          </table:table-cell>
          <table:table-cell/>
          <table:table-cell table:formula="of:=AVERAGE([.$A355:.A401])" office:value-type="float" office:value="0.0437153054303312" calcext:value-type="float">
            <text:p>0.043715305430331</text:p>
          </table:table-cell>
          <table:table-cell table:number-columns-repeated="3"/>
        </table:table-row>
        <table:table-row table:style-name="ro1">
          <table:table-cell office:value-type="float" office:value="-1.83346359391213" calcext:value-type="float">
            <text:p>-1.83346359391213</text:p>
          </table:table-cell>
          <table:table-cell/>
          <table:table-cell table:formula="of:=AVERAGE([.$A356:.A402])" office:value-type="float" office:value="0.0386862294633972" calcext:value-type="float">
            <text:p>0.0386862294633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0T23:08:00.893243856</dc:date>
    <meta:editing-duration>PT3M35S</meta:editing-duration>
    <meta:editing-cycles>1</meta:editing-cycles>
    <meta:document-statistic meta:table-count="1" meta:cell-count="80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legend chart:legend-position="end" svg:x="13.056cm" svg:y="4.204cm" style:legend-expansion="high" chart:style-name="ch2"/>
        <chart:plot-area chart:style-name="ch3" table:cell-range-address="rewardlist_cylinder_withbutton__10_20_2021.A2:rewardlist_cylinder_withbutton__10_20_2021.A402" chart:data-source-has-labels="row" svg:x="0.319cm" svg:y="0.18cm" svg:width="12.418cm" svg:height="8.646cm">
          <chartooo:coordinate-region svg:x="1.152cm" svg:y="0.379cm" svg:width="11.58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_10_20_2021.A3:rewardlist_cylinder_withbutton__10_20_2021.A402" chart:label-cell-address="rewardlist_cylinder_withbutton__10_20_2021.A2:rewardlist_cylinder_withbutton__10_20_2021.A2" chart:class="chart:line"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cylinder_withbutton__10_20_2021.A2:rewardlist_cylinder_withbutton__10_20_202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83472139339447">
                <text:p>-1.83472139339447</text:p>
                <draw:g>
                  <svg:desc>rewardlist_cylinder_withbutton__10_20_2021.A3:rewardlist_cylinder_withbutton__10_20_2021.A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0002254095972">
                <text:p>-1.90002254095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4972606270313">
                <text:p>-1.74972606270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85828636056185">
                <text:p>-1.85828636056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180567235738">
                <text:p>-1.8180567235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815411414355">
                <text:p>-1.5815411414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4360837007165">
                <text:p>-1.74360837007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6660402896702">
                <text:p>-1.86660402896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84256034707129">
                <text:p>-1.84256034707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4075226031542">
                <text:p>-1.84075226031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4472981651425">
                <text:p>-1.84472981651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4902182258367">
                <text:p>-1.84902182258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71584056918621">
                <text:p>-1.71584056918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74471363790035">
                <text:p>-1.74471363790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0932419548631">
                <text:p>-1.60932419548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54284972750843">
                <text:p>-1.542849727508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2427180179953">
                <text:p>-1.82427180179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4912507477999">
                <text:p>-1.84912507477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1188011704981">
                <text:p>-1.91188011704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9028867481649">
                <text:p>-1.890288674816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6224045035243">
                <text:p>-1.86224045035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60377204329371">
                <text:p>-1.603772043293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3052442627847">
                <text:p>-1.830524426278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66160735307336">
                <text:p>-1.66160735307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50634303618967">
                <text:p>-1.506343036189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1210521273613">
                <text:p>-1.51210521273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58527582030892">
                <text:p>-1.58527582030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85677981715202">
                <text:p>-1.856779817152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72829653868675">
                <text:p>-1.728296538686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65905420785546">
                <text:p>-1.659054207855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55443391994238">
                <text:p>-1.55443391994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60423198489547">
                <text:p>-1.60423198489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4863813360095">
                <text:p>-1.4863813360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77901331352293">
                <text:p>-1.77901331352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4706142563045">
                <text:p>-1.47061425630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67478256798685">
                <text:p>-1.674782567986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59189686739743">
                <text:p>-1.591896867397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76955400435627">
                <text:p>-1.76955400435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47795102884471">
                <text:p>-1.477951028844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60564348935187">
                <text:p>-1.605643489351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78567660014629">
                <text:p>-1.785676600146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66192532290518">
                <text:p>-1.661925322905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51680905427039">
                <text:p>-1.51680905427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61412190265357">
                <text:p>-1.61412190265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69896822165251">
                <text:p>-1.698968221652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55158627130091">
                <text:p>-1.551586271300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70819638669789">
                <text:p>-1.708196386697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68385585473776">
                <text:p>-1.68385585473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64796632995606">
                <text:p>-1.647966329956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58910671145618">
                <text:p>-1.589106711456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54245314520895">
                <text:p>-1.542453145208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81080560342371">
                <text:p>-1.810805603423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5822181473136">
                <text:p>-1.58221814731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65212223085761">
                <text:p>-1.652122230857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57087683220506">
                <text:p>-1.570876832205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598375942716">
                <text:p>-1.5983759427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57750491921604">
                <text:p>-1.577504919216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4981086735338">
                <text:p>-1.49810867353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70917610924244">
                <text:p>-1.709176109242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53387030639052">
                <text:p>-1.533870306390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5732498143911">
                <text:p>-1.557324981439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79030417585373">
                <text:p>-1.790304175853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76915038213432">
                <text:p>-1.769150382134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74709195837677">
                <text:p>-1.747091958376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60114967217147">
                <text:p>-1.601149672171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5475277559936">
                <text:p>-1.54752775599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87072942353785">
                <text:p>-1.870729423537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6149138939321">
                <text:p>-1.61491389393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2137092403471">
                <text:p>-1.521370924034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45845983015001">
                <text:p>-1.45845983015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5821905159354">
                <text:p>-1.558219051593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1434273476302">
                <text:p>-1.514342734763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5128549644798">
                <text:p>-1.51285496447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80337848521173">
                <text:p>-1.80337848521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6497720700711">
                <text:p>-1.64977207007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55118264907897">
                <text:p>-1.551182649078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7101933780402">
                <text:p>-1.71019337804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65689060501456">
                <text:p>-1.656890605014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53238840270937">
                <text:p>-1.532388402709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79821587539613">
                <text:p>-1.798215875396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76317114131153">
                <text:p>-1.763171141311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71455695665479">
                <text:p>-1.714556956654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88372512042821">
                <text:p>-1.883725120428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66163316612244">
                <text:p>-1.661633166122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66787640403807">
                <text:p>-1.667876404038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78189146849513">
                <text:p>-1.781891468495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47534391088784">
                <text:p>-1.475343910887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74308506916761">
                <text:p>-1.743085069167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5631176643163">
                <text:p>-1.56311766431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83871654939949">
                <text:p>-1.838716549399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77234181365669">
                <text:p>-1.772341813656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78573409284651">
                <text:p>-1.785734092846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85435339053869">
                <text:p>-1.854353390538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48563275758624">
                <text:p>-1.485632757586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55288748363853">
                <text:p>-1.552887483638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54946138803363">
                <text:p>-1.549461388033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75432547872066">
                <text:p>-1.754325478720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8826937717855">
                <text:p>-1.8826937717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82629929947257">
                <text:p>-1.826299299472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7596030739367">
                <text:p>-1.75960307393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70782444412708">
                <text:p>-1.707824444127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61534450252354">
                <text:p>-1.615344502523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8236370354563">
                <text:p>-1.82363703545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79330435614884">
                <text:p>-1.793304356148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50470390757322">
                <text:p>-1.504703907573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60734832391143">
                <text:p>-1.607348323911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84261079984903">
                <text:p>-1.842610799849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79481793948114">
                <text:p>-1.794817939481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81335405535996">
                <text:p>-1.813354055359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66988864854574">
                <text:p>-1.669888648545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8012582952261">
                <text:p>-1.80125829522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55168248357475">
                <text:p>-1.551682483574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76377070804238">
                <text:p>-1.763770708042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74433465540707">
                <text:p>-1.7443346554070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49452300635278">
                <text:p>-1.494523006352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47385848724544">
                <text:p>-1.473858487245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44906974688768">
                <text:p>-1.449069746887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68617550919354">
                <text:p>-1.686175509193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45262138777673">
                <text:p>-1.452621387776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65982038608491">
                <text:p>-1.659820386084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80671306182444">
                <text:p>-1.806713061824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44793397272825">
                <text:p>-1.447933972728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63932717175782">
                <text:p>-1.639327171757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62977751691938">
                <text:p>-1.629777516919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48562571766376">
                <text:p>-1.485625717663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77170470067263">
                <text:p>-1.771704700672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62291476582587">
                <text:p>-1.622914765825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56489759138227">
                <text:p>-1.564897591382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81214318869412">
                <text:p>-1.812143188694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80394285233021">
                <text:p>-1.803942852330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5588092317611">
                <text:p>-1.55880923176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80977425478101">
                <text:p>-1.809774254781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63215818403661">
                <text:p>-1.632158184036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67377351243198">
                <text:p>-1.673773512431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66381906205118">
                <text:p>-1.663819062051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77551799201369">
                <text:p>-1.775517992013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61140918585956">
                <text:p>-1.611409185859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47827369195819">
                <text:p>-1.478273691958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64885570682883">
                <text:p>-1.648855706828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7559634340167">
                <text:p>-1.75596343401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51835901053548">
                <text:p>-1.518359010535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62072182997465">
                <text:p>-1.620721829974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64997153454125">
                <text:p>-1.649971534541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67231624847948">
                <text:p>-1.672316248479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82035291162133">
                <text:p>-1.820352911621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82486902188957">
                <text:p>-1.824869021889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64197652924955">
                <text:p>-1.641976529249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71383536460102">
                <text:p>-1.713835364601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78014791436195">
                <text:p>-1.780147914361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69933547094166">
                <text:p>-1.699335470941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52211715581715">
                <text:p>-1.522117155817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61370537390709">
                <text:p>-1.613705373907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68406939905286">
                <text:p>-1.684069399052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77510732986927">
                <text:p>-1.775107329869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8985441572398">
                <text:p>-1.89854415723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48278393562436">
                <text:p>-1.482783935624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59697969142497">
                <text:p>-1.596979691424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64008983002603">
                <text:p>-1.640089830026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77303407270014">
                <text:p>-1.773034072700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67548773355484">
                <text:p>-1.675487733554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85231767962277">
                <text:p>-1.852317679622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87314998354912">
                <text:p>-1.873149983549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58781019240022">
                <text:p>-1.587810192400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53719784308076">
                <text:p>-1.537197843080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54424832544029">
                <text:p>-1.544248325440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7944518635124">
                <text:p>-1.79445186351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64619461613298">
                <text:p>-1.646194616132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8398875231713">
                <text:p>-1.83988752317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59709702346623">
                <text:p>-1.597097023466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73138471801281">
                <text:p>-1.731384718012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75846260649562">
                <text:p>-1.758462606495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55774033686519">
                <text:p>-1.557740336865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75402745533586">
                <text:p>-1.754027455335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76602817651629">
                <text:p>-1.766028176516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51715518379211">
                <text:p>-1.517155183792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83492555114627">
                <text:p>-1.834925551146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6535607216835">
                <text:p>-1.6535607216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73879775637984">
                <text:p>-1.738797756379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86491562089324">
                <text:p>-1.86491562089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56267297587991">
                <text:p>-1.562672975879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44506520431936">
                <text:p>-1.445065204319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64836291225553">
                <text:p>-1.648362912255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54097241484821">
                <text:p>-1.540972414848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64372125670314">
                <text:p>-1.643721256703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58893423335552">
                <text:p>-1.588934233355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47626731405258">
                <text:p>-1.476267314052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87512702844441">
                <text:p>-1.875127028444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75629548369348">
                <text:p>-1.756295483693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50093285576701">
                <text:p>-1.500932855767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689654404217">
                <text:p>-1.6896544042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67878593723476">
                <text:p>-1.678785937234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76449347341657">
                <text:p>-1.764493473416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83346359391213">
                <text:p>-1.83346359391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legend chart:legend-position="end" svg:x="13.136cm" svg:y="4.203cm" style:legend-expansion="high" chart:style-name="ch2"/>
        <chart:plot-area chart:style-name="ch3" table:cell-range-address="rewardlist_cylinder_withbutton__10_20_2021.C3:rewardlist_cylinder_withbutton__10_20_2021.C402" svg:x="0.319cm" svg:y="0.18cm" svg:width="12.498cm" svg:height="8.645cm">
          <chartooo:coordinate-region svg:x="1.152cm" svg:y="0.379cm" svg:width="11.66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_10_20_2021.C3:rewardlist_cylinder_withbutton__10_20_2021.C402" chart:class="chart:line"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83472139339447">
                <text:p>-1.83472139339447</text:p>
                <draw:g>
                  <svg:desc>rewardlist_cylinder_withbutton__10_20_2021.C3:rewardlist_cylinder_withbutton__10_20_2021.C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6737196717709">
                <text:p>-1.86737196717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2815666568577">
                <text:p>-1.82815666568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83568908940479">
                <text:p>-1.83568908940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3216261623859">
                <text:p>-1.8321626162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9039237043808">
                <text:p>-1.79039237043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837089418143">
                <text:p>-1.7837089418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79407082770839">
                <text:p>-1.79407082770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9945855208205">
                <text:p>-1.79945855208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0358792290539">
                <text:p>-1.80358792290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0732809505165">
                <text:p>-1.80732809505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1080257234598">
                <text:p>-1.81080257234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0349780287215">
                <text:p>-1.80349780287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7992989339456">
                <text:p>-1.7992989339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78663395138164">
                <text:p>-1.78663395138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7139743738957">
                <text:p>-1.77139743738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77450769411957">
                <text:p>-1.77450769411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6481282222403">
                <text:p>-1.56481282222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37719109473856">
                <text:p>-1.377191094738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40078779374063">
                <text:p>-1.40078779374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42512552342202">
                <text:p>-1.42512552342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44626930303086">
                <text:p>-1.446269303030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46435500508832">
                <text:p>-1.46435500508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47016404834688">
                <text:p>-1.47016404834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48457846346414">
                <text:p>-1.484578463464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49138726691065">
                <text:p>-1.49138726691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36207662739544">
                <text:p>-1.36207662739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6722899913809">
                <text:p>-1.367228999138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5111765434023">
                <text:p>-1.25111765434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25981723962009">
                <text:p>-1.25981723962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7031590351328">
                <text:p>-1.27031590351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6811853152849">
                <text:p>-1.168118531528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07211493966399">
                <text:p>-1.07211493966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81758617909165">
                <text:p>-0.981758617909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00675922360182">
                <text:p>-1.00675922360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02680192679862">
                <text:p>-1.026801926798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44996469317578">
                <text:p>-0.944996469317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67496562230274">
                <text:p>-0.867496562230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793971009352574">
                <text:p>-0.793971009352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72412173411876">
                <text:p>-0.72412173411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57679740603668">
                <text:p>-0.6576797406036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681521989823949">
                <text:p>-0.681521989823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619161013316415">
                <text:p>-0.619161013316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40417215739733">
                <text:p>-0.6404172157397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61835321720971">
                <text:p>-0.6618353217209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03969336466167">
                <text:p>-0.603969336466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22744059860706">
                <text:p>-0.622744059860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41154242979973">
                <text:p>-0.541154242979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5817503998083">
                <text:p>-0.458175039980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458798172976996">
                <text:p>-0.4587981729769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76706973816106">
                <text:p>-0.376706973816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69314580895482">
                <text:p>-0.3693145808954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71298441034872">
                <text:p>-0.3712984410348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68070536722655">
                <text:p>-0.3680705367226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70908748872293">
                <text:p>-0.3709087488722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69355422431548">
                <text:p>-0.3693554224315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61636247293873">
                <text:p>-0.361636247293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79833485240378">
                <text:p>-0.2798334852403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97939403908811">
                <text:p>-0.197939403908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95594785188931">
                <text:p>-0.1955947851889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15920026935732">
                <text:p>-0.1159200269357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391258951168745">
                <text:p>-0.0391258951168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62538863194749">
                <text:p>0.03625388631947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7621371464146">
                <text:p>0.117621371464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7621371464146">
                <text:p>0.1176213714641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7621371464146">
                <text:p>0.117621371464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9517649650954">
                <text:p>0.1995176496509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2749141503078">
                <text:p>0.2827491415030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5521240967258">
                <text:p>0.365521240967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7150259056751">
                <text:p>0.3671502590567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3826259977894">
                <text:p>0.4438262599778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7413474943283">
                <text:p>0.4474134749432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5320014370375">
                <text:p>0.525320014370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50494289811431">
                <text:p>0.4504942898114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5097333134616">
                <text:p>0.5250973331346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5097333134616">
                <text:p>0.5250973331346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9822975958789">
                <text:p>0.5998229759587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6105440220681">
                <text:p>0.6761054402206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76105440220681">
                <text:p>0.6761054402206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9209229525924">
                <text:p>0.5992092295259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99209229525924">
                <text:p>0.5992092295259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256692304719">
                <text:p>0.602566923047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6326715970293">
                <text:p>0.6063267159702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7428920508636">
                <text:p>0.5274289205086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27428920508636">
                <text:p>0.5274289205086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7428920508636">
                <text:p>0.5274289205086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7428920508636">
                <text:p>0.5274289205086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7428920508636">
                <text:p>0.527428920508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528113769705">
                <text:p>0.605281137697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6901225894119">
                <text:p>0.5269012258941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02527479509914">
                <text:p>0.6025274795099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79213266422584">
                <text:p>0.6792132664225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79213266422584">
                <text:p>0.679213266422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53391592720658">
                <text:p>0.7533915927206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53391592720658">
                <text:p>0.7533915927206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53391592720658">
                <text:p>0.7533915927206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33796131306253">
                <text:p>0.8337961313062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3796131306253">
                <text:p>0.833796131306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30022682930688">
                <text:p>0.8300226829306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08209546079344">
                <text:p>0.9082095460793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4632883683545">
                <text:p>0.9846328836835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6973926666227">
                <text:p>1.069739266662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499425433507">
                <text:p>1.14994254335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2394150141123">
                <text:p>1.22394150141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4757752882705">
                <text:p>1.147577528827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4757752882705">
                <text:p>1.14757752882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2429334774943">
                <text:p>1.224293347749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2429334774943">
                <text:p>1.224293347749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2429334774943">
                <text:p>1.224293347749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2429334774943">
                <text:p>1.224293347749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4892200423435">
                <text:p>1.148922004234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6784103394874">
                <text:p>1.067841033948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6784103394874">
                <text:p>1.067841033948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6784103394874">
                <text:p>1.067841033948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6784103394874">
                <text:p>1.067841033948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6784103394874">
                <text:p>1.067841033948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721699372005">
                <text:p>1.07216993720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721699372005">
                <text:p>1.07216993720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7237851362704">
                <text:p>1.072378513627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6402410814166">
                <text:p>0.9964024108141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7122813537311">
                <text:p>1.071228135373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7122813537311">
                <text:p>1.07122813537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7122813537311">
                <text:p>1.071228135373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7122813537311">
                <text:p>1.071228135373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4666945102557">
                <text:p>0.9946669451025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4666945102557">
                <text:p>0.9946669451025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5446029856547">
                <text:p>0.995446029856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21018185738807">
                <text:p>0.9210181857388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9719637263328">
                <text:p>0.9997196372633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7528530261016">
                <text:p>1.075285302610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7526445744963">
                <text:p>1.07526445744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0007572752643">
                <text:p>1.000075727526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24387961963897">
                <text:p>0.924387961963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24387961963897">
                <text:p>0.9243879619638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3743192264881">
                <text:p>0.8437431922648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3743192264881">
                <text:p>0.8437431922648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1928415086231">
                <text:p>0.8419284150862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62203054269704">
                <text:p>0.762203054269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62203054269704">
                <text:p>0.7622030542697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62203054269704">
                <text:p>0.7622030542697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62203054269704">
                <text:p>0.7622030542697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62203054269704">
                <text:p>0.762203054269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85582848478822">
                <text:p>0.6855828484788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10103534521511">
                <text:p>0.6101035345215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10103534521511">
                <text:p>0.6101035345215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05363894232537">
                <text:p>0.605363894232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28450832659513">
                <text:p>0.5284508326595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28450832659513">
                <text:p>0.5284508326595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28450832659513">
                <text:p>0.5284508326595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53528047041754">
                <text:p>0.4535280470417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9943795336434">
                <text:p>0.3799437953364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56307767920608">
                <text:p>0.4563077679206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56307767920608">
                <text:p>0.456307767920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56307767920608">
                <text:p>0.4563077679206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56307767920608">
                <text:p>0.4563077679206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80600979588831">
                <text:p>0.3806009795888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80600979588831">
                <text:p>0.3806009795888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55972323103915">
                <text:p>0.4559723231039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62280043713717">
                <text:p>0.4622800437137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62280043713717">
                <text:p>0.4622800437137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62280043713717">
                <text:p>0.4622800437137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62280043713717">
                <text:p>0.4622800437137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62280043713717">
                <text:p>0.4622800437137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38497451103368">
                <text:p>0.5384974511033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38497451103368">
                <text:p>0.5384974511033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16202179419487">
                <text:p>0.6162021794194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92178282232361">
                <text:p>0.6921782822323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92178282232361">
                <text:p>0.6921782822323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2178282232361">
                <text:p>0.6921782822323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17436687243429">
                <text:p>0.6174366872434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7436687243429">
                <text:p>0.6174366872434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93997877513982">
                <text:p>0.6939978775139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13074931020115">
                <text:p>0.6130749310201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11537332065752">
                <text:p>0.6115373320657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10408098543515">
                <text:p>0.6104080985435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31467813904362">
                <text:p>0.5314678139043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31467813904362">
                <text:p>0.5314678139043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10386454526541">
                <text:p>0.6103864545265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07769001364328">
                <text:p>0.6077690013643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83456766926862">
                <text:p>0.6834567669268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83456766926862">
                <text:p>0.6834567669268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8944336568231">
                <text:p>0.6889443365682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88944336568231">
                <text:p>0.6889443365682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8832592181798">
                <text:p>0.688325921817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87983811542772">
                <text:p>0.6879838115427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08950684805436">
                <text:p>0.6089506848054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08950684805436">
                <text:p>0.6089506848054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08950684805436">
                <text:p>0.6089506848054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08950684805436">
                <text:p>0.6089506848054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02938441225506">
                <text:p>0.6029384412255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00510666541914">
                <text:p>0.6005106665419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22470743051742">
                <text:p>0.5224707430517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2436091230797">
                <text:p>0.524360912307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27330486415295">
                <text:p>0.5273304864152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47690378560665">
                <text:p>0.4476903785606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71879364426276">
                <text:p>0.3718793644262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5127329844046">
                <text:p>0.3651273298440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58448989769436">
                <text:p>0.3584489897694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58448989769436">
                <text:p>0.3584489897694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77901455879085">
                <text:p>0.2779014558790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95893936931453">
                <text:p>0.1958939369314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5893936931453">
                <text:p>0.1958939369314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7160072526323">
                <text:p>0.271600725263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7438326165651">
                <text:p>0.1974383261656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7438326165651">
                <text:p>0.1974383261656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7221157584146">
                <text:p>0.272211575841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7221157584146">
                <text:p>0.272211575841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96618225125747">
                <text:p>0.1966182251257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1097770061201">
                <text:p>0.1210977700612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412185045565063">
                <text:p>0.04121850455650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12185045565063">
                <text:p>0.04121850455650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12185045565063">
                <text:p>0.04121850455650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12185045565063">
                <text:p>0.04121850455650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12185045565063">
                <text:p>0.04121850455650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413920012261639">
                <text:p>-0.04139200122616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413920012261639">
                <text:p>-0.04139200122616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33495937627681">
                <text:p>0.03334959376276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480610296302653">
                <text:p>-0.0480610296302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480610296302653">
                <text:p>-0.0480610296302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28619168636013">
                <text:p>0.03286191686360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10516641758731">
                <text:p>0.1105166417587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86073719398709">
                <text:p>0.1860737193987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85022449273252">
                <text:p>0.1850224492732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85022449273252">
                <text:p>0.1850224492732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06132567483314">
                <text:p>0.1061325674833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07016527110782">
                <text:p>0.1070165271107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07016527110782">
                <text:p>0.1070165271107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07016527110782">
                <text:p>0.1070165271107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82173727168428">
                <text:p>0.1821737271684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2173727168428">
                <text:p>0.1821737271684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81632851422467">
                <text:p>0.1816328514224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80991719191886">
                <text:p>0.1809917191918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85456677682983">
                <text:p>0.1854566776829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08704585684868">
                <text:p>0.1087045856848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08704585684868">
                <text:p>0.1087045856848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08704585684868">
                <text:p>0.1087045856848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91337035055681">
                <text:p>0.1913370350556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87486447104051">
                <text:p>0.1874864471040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8478556337122">
                <text:p>0.184785563371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84116146629415">
                <text:p>0.1841161466294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58059634095113">
                <text:p>0.2580596340951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37699741949743">
                <text:p>0.3376997419497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13510756084133">
                <text:p>0.4135107560841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17102839081021">
                <text:p>0.4171028390810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1648759479231">
                <text:p>0.416487594792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40919882375826">
                <text:p>0.3409198823758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21467416266177">
                <text:p>0.4214674162661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2339470738312">
                <text:p>0.423394707383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43728012587225">
                <text:p>0.3437280125872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6937645926057">
                <text:p>0.269376459260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696269756508">
                <text:p>0.26962697565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96242512951062">
                <text:p>0.1962425129510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96242512951062">
                <text:p>0.1962425129510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96242512951062">
                <text:p>0.1962425129510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93406597513721">
                <text:p>0.1934065975137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95467023051102">
                <text:p>0.1954670230511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75346288555797">
                <text:p>0.2753462885557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75346288555797">
                <text:p>0.2753462885557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75346288555797">
                <text:p>0.2753462885557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97477769702927">
                <text:p>0.1974777697029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97477769702927">
                <text:p>0.1974777697029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99094380553162">
                <text:p>0.1990943805531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25734083261071">
                <text:p>0.1257340832610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25734083261071">
                <text:p>0.1257340832610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07144706654105">
                <text:p>0.2071447066541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07144706654105">
                <text:p>0.2071447066541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29712213637981">
                <text:p>0.1297122136379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29712213637981">
                <text:p>0.1297122136379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52482904767356">
                <text:p>0.0524829047673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583122102199717">
                <text:p>0.05831221021997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219368259645523">
                <text:p>-0.02193682596455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569530558253856">
                <text:p>0.05695305582538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67919863934212">
                <text:p>0.05679198639342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190568985296057">
                <text:p>-0.01905689852960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100166328076289">
                <text:p>-0.1001663280762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100166328076289">
                <text:p>-0.1001663280762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181101282381187">
                <text:p>-0.1811012823811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175466648260013">
                <text:p>-0.1754666482600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947580449376969">
                <text:p>-0.09475804493769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01248903388926">
                <text:p>-0.1012489033889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01776772753292">
                <text:p>-0.1017767727532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79942166634823">
                <text:p>-0.1799421666348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179942166634823">
                <text:p>-0.1799421666348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257895763699742">
                <text:p>-0.2578957636997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176138087107209">
                <text:p>-0.1761380871072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953972798842065">
                <text:p>-0.09539727988420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945922572598178">
                <text:p>-0.09459225725981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71430750575979">
                <text:p>-0.1714307505759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245436573809132">
                <text:p>-0.2454365738091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323071801614">
                <text:p>-0.3230718016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324903180028276">
                <text:p>-0.3249031800282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244025343959636">
                <text:p>-0.2440253439596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243316333894971">
                <text:p>-0.2433163338949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243316333894971">
                <text:p>-0.2433163338949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240272740744593">
                <text:p>-0.2402727407445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160606045948698">
                <text:p>-0.1606060459486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862544926220432">
                <text:p>-0.08625449262204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123426099146933">
                <text:p>-0.01234260991469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610418527850446">
                <text:p>0.06104185278504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610418527850446">
                <text:p>0.06104185278504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16617116034982">
                <text:p>-0.0166171160349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618121501180721">
                <text:p>0.06181215011807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35272179645237">
                <text:p>0.1352721796452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35272179645237">
                <text:p>0.1352721796452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35272179645237">
                <text:p>0.1352721796452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35272179645237">
                <text:p>0.1352721796452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13140698498107">
                <text:p>0.2131406984981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35006310232586">
                <text:p>0.1350063102325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16000205165021">
                <text:p>0.2160002051650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89360502457112">
                <text:p>0.2893605024571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0807639795453">
                <text:p>0.208076397954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26696205999433">
                <text:p>0.1266962059994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492073436749743">
                <text:p>0.04920734367497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6639836691098">
                <text:p>0.1266398366910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26639836691098">
                <text:p>0.1266398366910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24851371846808">
                <text:p>0.1248513718468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99013621158803">
                <text:p>0.1990136211588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98833978314349">
                <text:p>0.1988339783143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98833978314349">
                <text:p>0.1988339783143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7208005865077">
                <text:p>0.1972080058650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98118227898377">
                <text:p>0.1981182278983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7922765744506">
                <text:p>0.279227657445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7922765744506">
                <text:p>0.279227657445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60162611749959">
                <text:p>0.3601626117499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58994608725576">
                <text:p>0.3589946087255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58994608725576">
                <text:p>0.3589946087255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40053635423044">
                <text:p>0.4400536354230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17333596785525">
                <text:p>0.5173335967855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17114535368059">
                <text:p>0.5171145353680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1711453536806">
                <text:p>0.517114535368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95068132432978">
                <text:p>0.5950681324329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14746699882568">
                <text:p>0.5147466998825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31798951856189">
                <text:p>0.4317989518561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38027336034686">
                <text:p>0.4380273360346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14865829350847">
                <text:p>0.5148658293508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12340169787724">
                <text:p>0.5123401697877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12526677804805">
                <text:p>0.5125266778048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12163472726434">
                <text:p>0.5121634727264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2705708974771">
                <text:p>0.427057089747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23713925428149">
                <text:p>0.4237139254281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1749719478729">
                <text:p>0.3417497194787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36378907700549">
                <text:p>0.3363789077005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60042520628204">
                <text:p>0.2600425206282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84782992052017">
                <text:p>0.1847829920520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09373453212862">
                <text:p>0.1093734532128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09373453212862">
                <text:p>0.1093734532128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09373453212862">
                <text:p>0.1093734532128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87032422032889">
                <text:p>0.1870324220328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06299403660285">
                <text:p>0.1062994036602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87207948063916">
                <text:p>0.02872079480639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87207948063916">
                <text:p>0.02872079480639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529789397291681">
                <text:p>-0.05297893972916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29512918951854">
                <text:p>-0.12951291895185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208904083164892">
                <text:p>-0.2089040831648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210736984399278">
                <text:p>-0.2107369843992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210736984399278">
                <text:p>-0.2107369843992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210736984399278">
                <text:p>-0.2107369843992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205149482808722">
                <text:p>-0.2051494828087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23769290853625">
                <text:p>-0.1237692908536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2615335311078">
                <text:p>-0.126153353110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206281612185595">
                <text:p>-0.2062816121855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206281612185595">
                <text:p>-0.2062816121855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202096927487533">
                <text:p>-0.2020969274875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28369108815022">
                <text:p>-0.283691088150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280997743625146">
                <text:p>-0.2809977436251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36054663205876">
                <text:p>-0.360546632058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364069613972623">
                <text:p>-0.3640696139726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364932503761193">
                <text:p>-0.36493250376119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438231763427562">
                <text:p>-0.4382317634275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523338146406285">
                <text:p>-0.5233381464062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600962889220233">
                <text:p>-0.6009628892202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524075540839231">
                <text:p>-0.5240755408392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524075540839231">
                <text:p>-0.5240755408392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524075540839231">
                <text:p>-0.5240755408392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524075540839231">
                <text:p>-0.5240755408392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521030924154026">
                <text:p>-0.5210309241540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598556908339199">
                <text:p>-0.5985569083391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598556908339199">
                <text:p>-0.5985569083391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518235475788789">
                <text:p>-0.5182354757887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43528772776241">
                <text:p>-0.435287727762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361185941898062">
                <text:p>-0.3611859418980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361185941898062">
                <text:p>-0.3611859418980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284654459101786">
                <text:p>-0.2846544591017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28356604215135">
                <text:p>-0.283566042151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203288721455602">
                <text:p>-0.2032887214556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118182338476879">
                <text:p>-0.1181823384768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399804718054989">
                <text:p>-0.03998047180549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419837341439217">
                <text:p>0.04198373414392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504280462608692">
                <text:p>0.05042804626086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443149220897162">
                <text:p>0.04431492208971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9653270161786">
                <text:p>0.0396532701617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405748758995152">
                <text:p>0.04057487589951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379284092965913">
                <text:p>-0.03792840929659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16200450514352">
                <text:p>-0.1162004505143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16200450514352">
                <text:p>-0.1162004505143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354674321417479">
                <text:p>-0.03546743214174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421111767121452">
                <text:p>0.04211117671214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421111767121453">
                <text:p>0.04211117671214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437153054303312">
                <text:p>0.04371530543033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86862294633972">
                <text:p>0.03868622946339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